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200000002000309F1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33cc66" draw:opacity="35%" draw:textarea-horizontal-align="justify" draw:textarea-vertical-align="middle" draw:auto-grow-height="false" draw:shadow-opacity="35%"/>
    </style:style>
    <style:style style:name="gr2" style:family="graphic" style:parent-style-name="standard">
      <style:graphic-properties draw:stroke="none" draw:fill-color="#9966cc" draw:opacity="100%" draw:textarea-horizontal-align="justify" draw:textarea-vertical-align="middle" draw:auto-grow-height="false" draw:shadow-opacity="100%"/>
    </style:style>
    <style:style style:name="gr3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4.519cm" fo:min-width="5.059cm" draw:shadow-opacity="50%"/>
    </style:style>
    <style:style style:name="gr4" style:family="graphic" style:parent-style-name="standard">
      <style:graphic-properties draw:stroke="none" draw:fill-color="#cccccc" draw:opacity="100%" draw:textarea-horizontal-align="justify" draw:textarea-vertical-align="middle" draw:auto-grow-height="false" draw:shadow-opacity="100%"/>
    </style:style>
    <style:style style:name="gr5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1.187cm" fo:min-width="3.98cm" draw:shadow-opacity="50%"/>
    </style:style>
    <style:style style:name="gr6" style:family="graphic" style:parent-style-name="standard">
      <style:graphic-properties draw:stroke="none" draw:fill-color="#ffcc99" draw:opacity="100%" draw:textarea-horizontal-align="justify" draw:textarea-vertical-align="middle" draw:auto-grow-height="false" draw:shadow-opacity="100%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width="0.152cm" svg:stroke-color="#ff0000" draw:marker-start-width="0.432cm" draw:marker-end-width="0.432cm" draw:fill-color="#ff3366" draw:opacity="95%" draw:textarea-horizontal-align="justify" draw:textarea-vertical-align="middle" draw:auto-grow-height="false" fo:min-height="0cm" fo:min-width="0cm" fo:padding-top="0.201cm" fo:padding-bottom="0.201cm" fo:padding-left="0.326cm" fo:padding-right="0.326cm" fo:wrap-option="no-wrap" draw:shadow-opacity="95%"/>
    </style:style>
    <style:style style:name="gr9" style:family="graphic" style:parent-style-name="standard">
      <style:graphic-properties draw:stroke="none" draw:fill-color="#ffff00" draw:textarea-vertical-align="middle" draw:auto-grow-height="false" fo:min-height="0cm" fo:min-width="0cm"/>
    </style:style>
    <style:style style:name="gr10" style:family="graphic" style:parent-style-name="standard">
      <style:graphic-properties draw:stroke="none" draw:fill-color="#ff0000" draw:textarea-vertical-align="middle" draw:auto-grow-height="false" fo:min-height="0cm" fo:min-width="0cm"/>
    </style:style>
    <style:style style:name="gr11" style:family="graphic" style:parent-style-name="standard">
      <style:graphic-properties draw:stroke="none" draw:fill-color="#ff0000" draw:opacity="45%" draw:textarea-horizontal-align="justify" draw:textarea-vertical-align="middle" draw:auto-grow-height="false" draw:shadow-opacity="45%"/>
    </style:style>
    <style:style style:name="gr12" style:family="graphic" style:parent-style-name="standard">
      <style:graphic-properties draw:stroke="none" draw:fill-color="#6b4794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cm" fo:min-width="0cm" draw:shadow-opacity="50%"/>
    </style:style>
    <style:style style:name="gr15" style:family="graphic" style:parent-style-name="standard">
      <style:graphic-properties draw:stroke="none" draw:fill-color="#ffff99" draw:textarea-horizontal-align="justify" draw:textarea-vertical-align="middle" draw:auto-grow-height="false" draw:shadow="visible" draw:shadow-offset-x="0.102cm" draw:shadow-offset-y="0.102cm" draw:shadow-color="#e6e6e6"/>
    </style:style>
    <style:style style:name="gr16" style:family="graphic" style:parent-style-name="standard">
      <style:graphic-properties draw:stroke="none" draw:fill-color="#004586" draw:textarea-horizontal-align="justify" draw:textarea-vertical-align="middle" draw:auto-grow-height="false"/>
    </style:style>
    <style:style style:name="gr17" style:family="graphic" style:parent-style-name="standard">
      <style:graphic-properties draw:stroke="solid" svg:stroke-color="#c0c0c0" draw:fill-color="#ffffff" draw:textarea-horizontal-align="justify" draw:textarea-vertical-align="middle" draw:auto-grow-height="false" fo:wrap-option="wrap"/>
    </style:style>
    <style:style style:name="gr18" style:family="graphic" style:parent-style-name="standard">
      <style:graphic-properties draw:stroke="none" draw:fill-color="#004586" draw:textarea-horizontal-align="justify" draw:textarea-vertical-align="middle" draw:auto-grow-height="false" draw:shadow="hidden" draw:shadow-offset-x="0.102cm" draw:shadow-offset-y="0.102cm" draw:shadow-color="#e6e6e6"/>
    </style:style>
    <style:style style:name="gr19" style:family="graphic" style:parent-style-name="standard">
      <style:graphic-properties draw:stroke="none" draw:fill-color="#ffff99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53cm" fo:min-width="25.677cm"/>
    </style:style>
    <style:style style:name="gr21" style:family="graphic" style:parent-style-name="standard">
      <style:graphic-properties svg:stroke-width="0.152cm" svg:stroke-color="#000000" draw:marker-start-width="0.432cm" draw:marker-end-width="0.432cm" draw:textarea-horizontal-align="justify" draw:textarea-vertical-align="middle" draw:auto-grow-height="false" fo:padding-top="0.201cm" fo:padding-bottom="0.201cm" fo:padding-left="0.326cm" fo:padding-right="0.326cm"/>
    </style:style>
    <style:style style:name="gr22" style:family="graphic" style:parent-style-name="standard">
      <style:graphic-properties draw:stroke="none" draw:fill-color="#ffff99" draw:textarea-horizontal-align="justify" draw:textarea-vertical-align="middle" draw:auto-grow-height="false" fo:wrap-option="wrap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78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31cm" fo:min-width="1.71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546cm"/>
    </style:style>
    <style:style style:name="gr26" style:family="graphic" style:parent-style-name="objectwithoutfill">
      <style:graphic-properties svg:stroke-color="#b3b300" draw:marker-end="Arrow" draw:marker-end-width="0.3cm" draw:fill="none" draw:textarea-vertical-align="middle"/>
    </style:style>
    <style:style style:name="gr27" style:family="graphic" style:parent-style-name="standard">
      <style:graphic-properties svg:stroke-width="0.102cm" svg:stroke-color="#000000" draw:marker-start-width="0.356cm" draw:marker-end-width="0.356cm" draw:textarea-vertical-align="middle" fo:padding-top="0.176cm" fo:padding-bottom="0.176cm" fo:padding-left="0.301cm" fo:padding-right="0.301cm"/>
    </style:style>
    <style:style style:name="gr28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2.56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color="#008000" fo:font-weight="bold" style:font-weight-asian="bold" style:font-weight-complex="bold"/>
    </style:style>
    <style:style style:name="P3" style:family="paragraph">
      <style:paragraph-properties fo:text-align="center"/>
      <style:text-properties fo:font-size="60pt" fo:font-weight="bold" style:font-size-asian="60pt" style:font-weight-asian="bold" style:font-size-complex="60pt" style:font-weight-complex="bold"/>
    </style:style>
    <style:style style:name="P4" style:family="paragraph">
      <style:text-properties fo:font-size="96pt"/>
    </style:style>
    <style:style style:name="P5" style:family="paragraph">
      <style:text-properties fo:color="#0000ff" style:text-outline="true" fo:font-family="'DejaVu Sans Condensed'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color="#ffff00" fo:font-size="16pt" style:font-size-asian="16pt" style:font-size-complex="16pt"/>
    </style:style>
    <style:style style:name="P8" style:family="paragraph">
      <style:paragraph-properties fo:text-align="center"/>
      <style:text-properties style:text-underline-style="none" fo:font-weight="bold" style:font-weight-asian="bold" style:font-weight-complex="bold"/>
    </style:style>
    <style:style style:name="P9" style:family="paragraph">
      <style:paragraph-properties fo:text-align="center"/>
      <style:text-properties fo:color="#ffff00" fo:font-size="16pt" style:text-underline-style="none" fo:font-weight="bold" style:font-size-asian="16pt" style:font-weight-asian="bold" style:font-size-complex="16pt" style:font-weight-complex="bold"/>
    </style:style>
    <style:style style:name="P10" style:family="paragraph">
      <style:paragraph-properties fo:text-align="center"/>
      <style:text-properties fo:font-size="16pt" style:text-underline-style="none" fo:font-weight="bold" style:font-weight-asian="bold" style:font-weight-complex="bold"/>
    </style:style>
    <style:style style:name="P11" style:family="paragraph">
      <style:paragraph-properties fo:text-align="center"/>
      <style:text-properties fo:color="#ffff00" fo:font-size="14pt" style:font-size-asian="14pt" style:font-size-complex="14pt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family="'Ubuntu Mono'" style:font-pitch="fixed" fo:font-size="10pt" style:font-size-asian="10pt" style:font-size-complex="10pt"/>
    </style:style>
    <style:style style:name="P15" style:family="paragraph">
      <style:paragraph-properties fo:text-align="center"/>
      <style:text-properties fo:color="#ffffff" fo:font-family="'DejaVu Sans Condensed'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P16" style:family="paragraph">
      <style:paragraph-properties fo:text-align="start"/>
      <style:text-properties fo:font-family="'DejaVu Sans Condensed'" style:font-family-generic="swiss" style:font-pitch="variable" fo:font-size="10pt" style:font-size-asian="10pt" style:font-size-complex="10pt"/>
    </style:style>
    <style:style style:name="P17" style:family="paragraph">
      <style:paragraph-properties fo:text-align="center"/>
      <style:text-properties fo:color="#ffffff" fo:font-family="'DejaVu Sans Condensed'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P18" style:family="paragraph">
      <style:text-properties fo:font-size="22pt" fo:font-weight="bold" style:font-size-asian="22pt" style:font-weight-asian="bold" style:font-size-complex="22pt" style:font-weight-complex="bold"/>
    </style:style>
    <style:style style:name="P19" style:family="paragraph">
      <style:paragraph-properties fo:text-align="center"/>
      <style:text-properties fo:font-size="18pt" fo:font-weight="bold" style:font-weight-asian="bold" style:font-weight-complex="bold"/>
    </style:style>
    <style:style style:name="P20" style:family="paragraph">
      <style:text-properties fo:color="#000000" fo:font-size="18pt" fo:font-weight="bold" style:font-weight-asian="bold" style:font-weight-complex="bold"/>
    </style:style>
    <style:style style:name="P21" style:family="paragraph">
      <style:text-properties fo:color="#280099" fo:font-size="18pt" fo:font-weight="bold" style:font-weight-asian="bold" style:font-weight-complex="bold"/>
    </style:style>
    <style:style style:name="T1" style:family="text">
      <style:text-properties fo:color="#008000" fo:font-weight="bold" style:font-weight-asian="bold" style:font-weight-complex="bold"/>
    </style:style>
    <style:style style:name="T2" style:family="text">
      <style:text-properties fo:color="#0000ff" style:text-outline="true" fo:font-family="'DejaVu Sans Condensed'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T3" style:family="text">
      <style:text-properties fo:color="#ffff00" fo:font-size="16pt" style:font-size-asian="16pt" style:font-size-complex="16pt"/>
    </style:style>
    <style:style style:name="T4" style:family="text">
      <style:text-properties fo:color="#ffff00" fo:font-size="16pt" style:text-underline-style="none" fo:font-weight="bold" style:font-size-asian="16pt" style:font-weight-asian="bold" style:font-size-complex="16pt" style:font-weight-complex="bold"/>
    </style:style>
    <style:style style:name="T5" style:family="text">
      <style:text-properties fo:color="#ffff00" fo:font-size="16pt" style:text-underline-style="none" fo:font-weight="normal" style:font-size-asian="16pt" style:font-weight-asian="normal" style:font-size-complex="16pt" style:font-weight-complex="normal"/>
    </style:style>
    <style:style style:name="T6" style:family="text">
      <style:text-properties fo:color="#ffff00"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7" style:family="text">
      <style:text-properties fo:color="#ffff00" fo:font-size="14pt" style:font-size-asian="14pt" style:font-size-complex="14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ffff00"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ffff00" fo:font-size="16pt" fo:font-weight="normal" style:font-size-asian="16pt" style:font-weight-asian="normal" style:font-size-complex="16pt" style:font-weight-complex="normal"/>
    </style:style>
    <style:style style:name="T11" style:family="text">
      <style:text-properties fo:color="#ffff00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" style:family="text">
      <style:text-properties fo:color="#ffff00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13" style:family="text">
      <style:text-properties fo:color="#ffff00" fo:font-size="16pt" fo:font-style="italic" style:font-size-asian="16pt" style:font-style-asian="italic" style:font-size-complex="16pt" style:font-style-complex="italic"/>
    </style:style>
    <style:style style:name="T14" style:family="text">
      <style:text-properties fo:color="#ffff00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color="#ffff00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6" style:family="text">
      <style:text-properties fo:color="#ffff00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7" style:family="text">
      <style:text-properties fo:font-family="'Ubuntu Mono'" style:font-pitch="fixed" fo:font-size="10pt" style:font-size-asian="10pt" style:font-size-complex="10pt"/>
    </style:style>
    <style:style style:name="T18" style:family="text">
      <style:text-properties fo:color="#ffffff" fo:font-family="'DejaVu Sans Condensed'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T19" style:family="text">
      <style:text-properties fo:font-family="'DejaVu Sans Condensed'" style:font-family-generic="swiss" style:font-pitch="variable" fo:font-size="10pt" style:font-size-asian="10pt" style:font-size-complex="10pt"/>
    </style:style>
    <style:style style:name="T20" style:family="text">
      <style:text-properties fo:color="#ffffff" fo:font-family="'DejaVu Sans Condensed'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T21" style:family="text">
      <style:text-properties fo:font-family="'DejaVu Sans Condensed'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22" style:family="text">
      <style:text-properties fo:font-family="'DejaVu Sans Condensed'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23" style:family="text">
      <style:text-properties fo:font-size="22pt" fo:font-weight="bold" style:font-size-asian="22pt" style:font-weight-asian="bold" style:font-size-complex="22pt" style:font-weight-complex="bold"/>
    </style:style>
    <style:style style:name="T24" style:family="text">
      <style:text-properties fo:color="#ff0000" fo:font-size="16pt" fo:font-weight="bold" style:font-size-asian="16pt" style:font-weight-asian="bold" style:font-size-complex="16pt" style:font-weight-complex="bold"/>
    </style:style>
    <style:style style:name="T25" style:family="text">
      <style:text-properties fo:font-family="'Ubuntu Mono'" style:font-pitch="fixed" fo:font-size="16pt" fo:font-weight="normal" style:font-size-asian="16pt" style:font-weight-asian="normal" style:font-size-complex="16pt" style:font-weight-complex="normal"/>
    </style:style>
    <style:style style:name="T26" style:family="text">
      <style:text-properties fo:color="#0000ff" fo:font-family="'Ubuntu Mono'" style:font-pitch="fixed" fo:font-size="16pt" fo:font-weight="bold" style:font-size-asian="16pt" style:font-weight-asian="bold" style:font-size-complex="16pt" style:font-weight-complex="bold"/>
    </style:style>
    <style:style style:name="T27" style:family="text">
      <style:text-properties fo:font-size="16pt" fo:font-weight="bold" style:font-size-asian="16pt" style:font-weight-asian="bold" style:font-size-complex="16pt" style:font-weight-complex="bold"/>
    </style:style>
    <style:style style:name="T28" style:family="text">
      <style:text-properties fo:font-family="'Ubuntu Mono'" style:font-pitch="fixed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9" style:family="text">
      <style:text-properties fo:font-family="'Ubuntu Mono'" style:font-pitch="fixed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0" style:family="text">
      <style:text-properties fo:color="#000000" fo:font-family="'Liberation Sans'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31" style:family="text">
      <style:text-properties fo:color="#000000" fo:font-family="'Liberation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32" style:family="text">
      <style:text-properties fo:color="#0000ff" fo:font-family="'Ubuntu Mono'" style:font-pitch="fixed" fo:font-size="16pt" style:font-size-asian="16pt" style:font-size-complex="16pt"/>
    </style:style>
    <style:style style:name="T33" style:family="text">
      <style:text-properties fo:color="#666600" fo:font-size="14pt" fo:font-weight="bold" style:font-size-asian="14pt" style:font-weight-asian="bold" style:font-size-complex="14pt" style:font-weight-complex="bold"/>
    </style:style>
    <style:style style:name="T34" style:family="text">
      <style:text-properties fo:color="#666600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5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6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7" style:family="text">
      <style:text-properties fo:font-size="14pt" fo:font-weight="bold" style:font-size-asian="14pt" style:font-weight-asian="bold" style:font-size-complex="14pt" style:font-weight-complex="bold"/>
    </style:style>
    <style:style style:name="T38" style:family="text">
      <style:text-properties fo:color="#000000" fo:font-size="18pt" fo:font-weight="bold" style:font-weight-asian="bold" style:font-weight-complex="bold"/>
    </style:style>
    <style:style style:name="T39" style:family="text">
      <style:text-properties fo:font-family="'DejaVu Sans Condensed'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T40" style:family="text">
      <style:text-properties fo:font-family="'DejaVu Sans Condensed'" style:font-family-generic="swiss" style:font-pitch="variable" fo:font-size="10pt" fo:font-style="normal" style:font-size-asian="10pt" style:font-style-asian="normal" style:font-size-complex="10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19.558cm" svg:height="18.796cm" svg:x="4.318cm" svg:y="1.27cm">
          <text:p/>
          <draw:enhanced-geometry svg:viewBox="0 0 88 21600" draw:glue-points="44 ?f6 44 0 0 10800 44 21600 88 10800" draw:text-areas="0 ?f6 88 ?f3" draw:type="can" draw:modifiers="3076.193009522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presentation:style-name="pr1" draw:text-style-name="P2" draw:layer="layout" svg:width="11.867cm" svg:height="2.565cm" svg:x="7.874cm" svg:y="0.991cm" presentation:class="title" presentation:user-transformed="true">
          <draw:text-box>
            <text:p text:style-name="P2"><text:span text:style-name="T1">The 'toolkit'</text:span></text:p>
          </draw:text-box>
        </draw:frame>
        <draw:custom-shape draw:style-name="gr2" draw:text-style-name="P3" draw:layer="layout" svg:width="10.668cm" svg:height="6.35cm" svg:x="5.334cm" svg:y="12.446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" draw:text-style-name="P5" draw:layer="layout" svg:width="8.029cm" svg:height="4.769cm" svg:x="6.604cm" svg:y="14.281cm">
          <draw:text-box>
            <text:p text:style-name="P4"><text:span text:style-name="T2">utils</text:span></text:p>
          </draw:text-box>
        </draw:frame>
        <draw:custom-shape draw:style-name="gr4" draw:text-style-name="P3" draw:layer="layout" svg:width="10.668cm" svg:height="6.35cm" svg:x="10.16cm" svg:y="4.572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" draw:text-style-name="P5" draw:layer="layout" svg:width="8.736cm" svg:height="4.196cm" svg:x="11.43cm" svg:y="6.218cm">
          <draw:text-box>
            <text:p text:style-name="P4"><text:span text:style-name="T2">apps</text:span></text:p>
          </draw:text-box>
        </draw:frame>
        <draw:custom-shape draw:style-name="gr6" draw:text-style-name="P3" draw:layer="layout" svg:width="6.096cm" svg:height="4.826cm" svg:x="17.018cm" svg:y="11.938cm">
          <text:p text:style-name="P3">DOM</text:p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19.558cm" svg:height="18.796cm" svg:x="4.318cm" svg:y="1.27cm">
          <text:p/>
          <draw:enhanced-geometry svg:viewBox="0 0 88 21600" draw:glue-points="44 ?f6 44 0 0 10800 44 21600 88 10800" draw:text-areas="0 ?f6 88 ?f3" draw:type="can" draw:modifiers="3076.193009522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presentation:style-name="pr1" draw:text-style-name="P2" draw:layer="layout" svg:width="11.867cm" svg:height="2.565cm" svg:x="7.874cm" svg:y="0.991cm" presentation:class="title" presentation:user-transformed="true">
          <draw:text-box>
            <text:p text:style-name="P2"><text:span text:style-name="T1">The 'toolkit'</text:span></text:p>
          </draw:text-box>
        </draw:frame>
        <draw:custom-shape draw:style-name="gr2" draw:text-style-name="P3" draw:layer="layout" svg:width="10.668cm" svg:height="6.35cm" svg:x="5.334cm" svg:y="12.446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" draw:text-style-name="P5" draw:layer="layout" svg:width="8.029cm" svg:height="4.769cm" svg:x="6.604cm" svg:y="14.281cm">
          <draw:text-box>
            <text:p text:style-name="P4"><text:span text:style-name="T2">utils</text:span></text:p>
          </draw:text-box>
        </draw:frame>
        <draw:custom-shape draw:style-name="gr4" draw:text-style-name="P3" draw:layer="layout" svg:width="10.668cm" svg:height="6.35cm" svg:x="10.16cm" svg:y="4.572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" draw:text-style-name="P5" draw:layer="layout" svg:width="8.736cm" svg:height="4.196cm" svg:x="11.43cm" svg:y="6.218cm">
          <draw:text-box>
            <text:p text:style-name="P4"><text:span text:style-name="T2">apps</text:span></text:p>
          </draw:text-box>
        </draw:frame>
        <draw:custom-shape draw:style-name="gr6" draw:text-style-name="P3" draw:layer="layout" svg:width="6.096cm" svg:height="4.826cm" svg:x="17.018cm" svg:y="11.938cm">
          <text:p text:style-name="P3">DOM</text:p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7" draw:layer="layout" svg:width="8.382cm" svg:height="5.842cm" svg:x="18.306cm" svg:y="3.048cm">
          <text:p text:style-name="P1"><text:span text:style-name="T3">Contains HTML element</text:span></text:p>
          <text:p text:style-name="P1"><text:span text:style-name="T3">definitions (so they're easy to </text:span></text:p>
          <text:p text:style-name="P1"><text:span text:style-name="T3">find when they change, and</text:span></text:p>
          <text:p text:style-name="P1"><text:span text:style-name="T3">they can be used by more</text:span></text:p>
          <text:p text:style-name="P1"><text:span text:style-name="T3">than one method or script)..</text:span></text:p>
          <draw:enhanced-geometry svg:viewBox="0 0 21600 21600" draw:text-areas="800 800 20800 20800" draw:type="round-rectangular-callout" draw:modifiers="5359.41786949779 37636.41964744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19.558cm" svg:height="18.796cm" svg:x="4.318cm" svg:y="1.271cm">
          <text:p/>
          <draw:enhanced-geometry svg:viewBox="0 0 88 21600" draw:glue-points="44 ?f6 44 0 0 10800 44 21600 88 10800" draw:text-areas="0 ?f6 88 ?f3" draw:type="can" draw:modifiers="3075.0438899824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presentation:style-name="pr1" draw:text-style-name="P2" draw:layer="layout" svg:width="11.867cm" svg:height="2.565cm" svg:x="7.874cm" svg:y="0.992cm" presentation:class="title" presentation:user-transformed="true">
          <draw:text-box>
            <text:p text:style-name="P2"><text:span text:style-name="T1">The 'toolkit'</text:span></text:p>
          </draw:text-box>
        </draw:frame>
        <draw:custom-shape draw:style-name="gr2" draw:text-style-name="P3" draw:layer="layout" svg:width="10.668cm" svg:height="6.35cm" svg:x="5.334cm" svg:y="12.447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" draw:text-style-name="P5" draw:layer="layout" svg:width="8.029cm" svg:height="4.769cm" svg:x="6.604cm" svg:y="14.282cm">
          <draw:text-box>
            <text:p text:style-name="P4"><text:span text:style-name="T2">utils</text:span></text:p>
          </draw:text-box>
        </draw:frame>
        <draw:custom-shape draw:style-name="gr4" draw:text-style-name="P3" draw:layer="layout" svg:width="10.668cm" svg:height="6.35cm" svg:x="10.16cm" svg:y="4.573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" draw:text-style-name="P5" draw:layer="layout" svg:width="8.736cm" svg:height="4.196cm" svg:x="11.43cm" svg:y="6.219cm">
          <draw:text-box>
            <text:p text:style-name="P4"><text:span text:style-name="T2">apps</text:span></text:p>
          </draw:text-box>
        </draw:frame>
        <draw:custom-shape draw:style-name="gr8" draw:text-style-name="P7" draw:layer="layout" svg:width="8.382cm" svg:height="5.842cm" svg:x="18.796cm" svg:y="9.906cm">
          <text:p text:style-name="P1"><text:span text:style-name="T3">Methods relating to specific</text:span></text:p>
          <text:p text:style-name="P1"><text:span text:style-name="T3">apps.</text:span></text:p>
          <draw:enhanced-geometry svg:viewBox="0 0 21600 21600" draw:text-areas="800 800 20800 20800" draw:type="round-rectangular-callout" draw:modifiers="-3055.89884289634 2181.071367448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19.558cm" svg:height="18.796cm" svg:x="4.318cm" svg:y="1.271cm">
          <text:p/>
          <draw:enhanced-geometry svg:viewBox="0 0 88 21600" draw:glue-points="44 ?f6 44 0 0 10800 44 21600 88 10800" draw:text-areas="0 ?f6 88 ?f3" draw:type="can" draw:modifiers="3075.0438899824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presentation:style-name="pr1" draw:text-style-name="P2" draw:layer="layout" svg:width="11.867cm" svg:height="2.565cm" svg:x="7.874cm" svg:y="0.992cm" presentation:class="title" presentation:user-transformed="true">
          <draw:text-box>
            <text:p text:style-name="P2"><text:span text:style-name="T1">The 'toolkit'</text:span></text:p>
          </draw:text-box>
        </draw:frame>
        <draw:custom-shape draw:style-name="gr2" draw:text-style-name="P3" draw:layer="layout" svg:width="10.668cm" svg:height="6.35cm" svg:x="5.334cm" svg:y="12.447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" draw:text-style-name="P5" draw:layer="layout" svg:width="8.029cm" svg:height="4.769cm" svg:x="6.604cm" svg:y="14.282cm">
          <draw:text-box>
            <text:p text:style-name="P4"><text:span text:style-name="T2">utils</text:span></text:p>
          </draw:text-box>
        </draw:frame>
        <draw:custom-shape draw:style-name="gr4" draw:text-style-name="P3" draw:layer="layout" svg:width="10.668cm" svg:height="6.35cm" svg:x="10.16cm" svg:y="4.573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" draw:text-style-name="P5" draw:layer="layout" svg:width="8.736cm" svg:height="4.196cm" svg:x="11.43cm" svg:y="6.219cm">
          <draw:text-box>
            <text:p text:style-name="P4"><text:span text:style-name="T2">apps</text:span></text:p>
          </draw:text-box>
        </draw:frame>
        <draw:custom-shape draw:style-name="gr8" draw:text-style-name="P7" draw:layer="layout" svg:width="9.906cm" svg:height="5.842cm" svg:x="17.526cm" svg:y="14.478cm">
          <text:p text:style-name="P1"><text:span text:style-name="T3">Methods which can be used by </text:span></text:p>
          <text:p text:style-name="P1"><text:span text:style-name="T3">more than one app, or not related</text:span></text:p>
          <text:p text:style-name="P1"><text:span text:style-name="T3">to any app.</text:span></text:p>
          <draw:enhanced-geometry svg:viewBox="0 0 21600 21600" draw:text-areas="800 800 20800 20800" draw:type="round-rectangular-callout" draw:modifiers="-5489.93640859998 5323.292829026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19.558cm" svg:height="18.796cm" svg:x="4.318cm" svg:y="1.271cm">
          <text:p/>
          <draw:enhanced-geometry svg:viewBox="0 0 88 21600" draw:glue-points="44 ?f6 44 0 0 10800 44 21600 88 10800" draw:text-areas="0 ?f6 88 ?f3" draw:type="can" draw:modifiers="3075.0438899824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presentation:style-name="pr1" draw:text-style-name="P2" draw:layer="layout" svg:width="11.867cm" svg:height="2.565cm" svg:x="7.874cm" svg:y="0.992cm" presentation:class="title" presentation:user-transformed="true">
          <draw:text-box>
            <text:p text:style-name="P2"><text:span text:style-name="T1">The 'toolkit'</text:span></text:p>
          </draw:text-box>
        </draw:frame>
        <draw:custom-shape draw:style-name="gr2" draw:text-style-name="P3" draw:layer="layout" svg:width="10.668cm" svg:height="6.35cm" svg:x="5.334cm" svg:y="12.447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" draw:text-style-name="P5" draw:layer="layout" svg:width="8.029cm" svg:height="4.769cm" svg:x="6.604cm" svg:y="14.282cm">
          <draw:text-box>
            <text:p text:style-name="P4"><text:span text:style-name="T2">utils</text:span></text:p>
          </draw:text-box>
        </draw:frame>
        <draw:custom-shape draw:style-name="gr4" draw:text-style-name="P3" draw:layer="layout" svg:width="10.668cm" svg:height="6.35cm" svg:x="10.16cm" svg:y="4.573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" draw:text-style-name="P5" draw:layer="layout" svg:width="8.736cm" svg:height="4.196cm" svg:x="11.43cm" svg:y="6.219cm">
          <draw:text-box>
            <text:p text:style-name="P4"><text:span text:style-name="T2">apps</text:span></text:p>
          </draw:text-box>
        </draw:frame>
        <draw:custom-shape draw:style-name="gr8" draw:text-style-name="P9" draw:layer="layout" svg:width="8.641cm" svg:height="4.48cm" svg:x="18.288cm" svg:y="14.224cm">
          <text:p text:style-name="P8"><text:span text:style-name="T4">apps</text:span><text:span text:style-name="T5"> methods can </text:span></text:p>
          <text:p text:style-name="P8"><text:span text:style-name="T5">use </text:span><text:span text:style-name="T4">utils</text:span><text:span text:style-name="T5"> methods.</text:span></text:p>
          <draw:enhanced-geometry svg:viewBox="0 0 21600 21600" draw:text-areas="800 800 20800 20800" draw:type="round-rectangular-callout" draw:modifiers="6545.98472575793 3653.82727069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" draw:layer="layout" svg:width="4.572cm" svg:height="5.739cm" draw:transform="rotate (-1.50988433590029) translate (20.296cm 8.89cm)">
          <text:p/>
          <draw:enhanced-geometry svg:viewBox="0 0 21600 21600" draw:text-areas="0 0 21600 21600" draw:type="circular-arrow" draw:modifiers="-97.4558503228214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19.558cm" svg:height="18.796cm" svg:x="4.318cm" svg:y="1.271cm">
          <text:p/>
          <draw:enhanced-geometry svg:viewBox="0 0 88 21600" draw:glue-points="44 ?f6 44 0 0 10800 44 21600 88 10800" draw:text-areas="0 ?f6 88 ?f3" draw:type="can" draw:modifiers="3075.0438899824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3" draw:layer="layout" svg:width="10.668cm" svg:height="6.35cm" svg:x="10.16cm" svg:y="4.573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layer="layout" svg:width="10.668cm" svg:height="6.35cm" svg:x="5.334cm" svg:y="12.447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1" draw:layer="layout" svg:width="4.572cm" svg:height="5.741cm" draw:transform="rotate (3.1101767270539) translate (18.616cm 15.533cm)">
          <text:p/>
          <draw:enhanced-geometry svg:viewBox="0 0 21600 21600" draw:text-areas="0 0 21600 21600" draw:mirror-vertical="false" draw:mirror-horizontal="true" draw:type="circular-arrow" draw:modifiers="-97.4558503228214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presentation:style-name="pr1" draw:text-style-name="P2" draw:layer="layout" svg:width="11.867cm" svg:height="2.565cm" svg:x="7.874cm" svg:y="0.992cm" presentation:class="title" presentation:user-transformed="true">
          <draw:text-box>
            <text:p text:style-name="P2"><text:span text:style-name="T1">The 'toolkit'</text:span></text:p>
          </draw:text-box>
        </draw:frame>
        <draw:frame draw:style-name="gr3" draw:text-style-name="P5" draw:layer="layout" svg:width="8.029cm" svg:height="4.769cm" svg:x="6.604cm" svg:y="14.282cm">
          <draw:text-box>
            <text:p text:style-name="P4"><text:span text:style-name="T2">utils</text:span></text:p>
          </draw:text-box>
        </draw:frame>
        <draw:frame draw:style-name="gr5" draw:text-style-name="P5" draw:layer="layout" svg:width="8.736cm" svg:height="4.196cm" svg:x="11.43cm" svg:y="6.219cm">
          <draw:text-box>
            <text:p text:style-name="P4"><text:span text:style-name="T2">apps</text:span></text:p>
          </draw:text-box>
        </draw:frame>
        <draw:custom-shape draw:style-name="gr8" draw:text-style-name="P9" draw:layer="layout" svg:width="8.641cm" svg:height="4.48cm" svg:x="18.796cm" svg:y="15.24cm">
          <text:p text:style-name="P10"><text:span text:style-name="T4">utils</text:span><text:span text:style-name="T5"> methhods </text:span><text:span text:style-name="T6">never</text:span><text:span text:style-name="T5"> </text:span></text:p>
          <text:p text:style-name="P10"><text:span text:style-name="T5">use </text:span><text:span text:style-name="T4">apps</text:span><text:span text:style-name="T5"> methods.</text:span></text:p>
          <draw:enhanced-geometry svg:viewBox="0 0 21600 21600" draw:text-areas="800 800 20800 20800" draw:type="round-rectangular-callout" draw:modifiers="3434.20504512844 13149.92189243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" draw:layer="layout" svg:width="8.128cm" svg:height="7.62cm" svg:x="13.462cm" svg:y="9.652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custom-shape draw:style-name="gr2" draw:text-style-name="P3" draw:layer="layout" svg:width="19.812cm" svg:height="18.542cm" svg:x="3.81cm" svg:y="2.032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4" draw:text-style-name="P11" draw:layer="layout" svg:width="5.08cm" svg:height="9.144cm" svg:x="16.807cm" svg:y="8.636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11" draw:layer="layout" svg:width="4.702cm" svg:height="2.725cm" svg:x="16.974cm" svg:y="14.801cm">
            <text:p text:style-name="P1"><text:span text:style-name="T7">screenShotOnErr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11" draw:layer="layout" svg:width="4.702cm" svg:height="2.725cm" svg:x="16.974cm" svg:y="12.954cm">
            <text:p text:style-name="P1"><text:span text:style-name="T7">screenSho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11" draw:layer="layout" svg:width="4.703cm" svg:height="2.722cm" svg:x="16.974cm" svg:y="10.994cm">
            <text:p text:style-name="P1"><text:span text:style-name="T7">savePageHTML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3" draw:text-style-name="P12" draw:layer="layout" svg:width="2.411cm" svg:height="0.962cm" svg:x="18.077cm" svg:y="8.89cm">
            <draw:text-box>
              <text:p><text:span text:style-name="T8">debug</text:span></text:p>
            </draw:text-box>
          </draw:frame>
        </draw:g>
        <draw:g>
          <draw:custom-shape draw:style-name="gr4" draw:text-style-name="P11" draw:layer="layout" svg:width="5.08cm" svg:height="9.144cm" svg:x="10.414cm" svg:y="8.636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11" draw:layer="layout" svg:width="4.702cm" svg:height="2.725cm" svg:x="10.581cm" svg:y="14.801cm">
            <text:p text:style-name="P1"><text:span text:style-name="T7">findAWotsi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11" draw:layer="layout" svg:width="4.702cm" svg:height="2.725cm" svg:x="10.581cm" svg:y="12.954cm">
            <text:p text:style-name="P1"><text:span text:style-name="T7">changeSomething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11" draw:layer="layout" svg:width="4.703cm" svg:height="2.722cm" svg:x="10.581cm" svg:y="10.994cm">
            <text:p text:style-name="P1"><text:span text:style-name="T7">doStuff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3" draw:text-style-name="P12" draw:layer="layout" svg:width="3.249cm" svg:height="0.962cm" svg:x="11.43cm" svg:y="8.89cm">
            <draw:text-box>
              <text:p><text:span text:style-name="T8">whatever</text:span></text:p>
            </draw:text-box>
          </draw:frame>
        </draw:g>
        <draw:g>
          <draw:custom-shape draw:style-name="gr4" draw:text-style-name="P11" draw:layer="layout" svg:width="5.08cm" svg:height="8.636cm" svg:x="5.842cm" svg:y="10.668cm">
            <text:p/>
            <draw:enhanced-geometry svg:viewBox="0 0 88 21600" draw:mirror-horizontal="false" draw:mirror-vertical="false" draw:glue-points="44 ?f6 44 0 0 10800 44 21600 88 10800" draw:text-areas="0 ?f6 88 ?f3" draw:type="can" draw:modifiers="4111.42757902049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11" draw:layer="layout" svg:width="4.702cm" svg:height="2.725cm" svg:x="6.009cm" svg:y="16.325cm">
            <text:p text:style-name="P1"><text:span text:style-name="T7">currentIfram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11" draw:layer="layout" svg:width="4.702cm" svg:height="2.725cm" svg:x="6.009cm" svg:y="14.478cm">
            <text:p text:style-name="P1"><text:span text:style-name="T7">viewAllIframes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11" draw:layer="layout" svg:width="4.703cm" svg:height="2.722cm" svg:x="6.009cm" svg:y="12.518cm">
            <text:p text:style-name="P1"><text:span text:style-name="T7">switchToFram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3" draw:text-style-name="P12" draw:layer="layout" svg:width="2.403cm" svg:height="0.962cm" svg:x="7.113cm" svg:y="10.668cm">
            <draw:text-box>
              <text:p><text:span text:style-name="T8">iframe</text:span></text:p>
            </draw:text-box>
          </draw:frame>
        </draw:g>
        <draw:g>
          <draw:custom-shape draw:style-name="gr4" draw:text-style-name="P11" draw:layer="layout" svg:width="5.08cm" svg:height="6.604cm" svg:x="12.192cm" svg:y="13.208cm">
            <text:p/>
            <draw:enhanced-geometry svg:viewBox="0 0 88 21600" draw:mirror-horizontal="false" draw:mirror-vertical="false" draw:glue-points="44 ?f6 44 0 0 10800 44 21600 88 10800" draw:text-areas="0 ?f6 88 ?f3" draw:type="can" draw:modifiers="4725.5109765329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11" draw:layer="layout" svg:width="4.702cm" svg:height="2.725cm" svg:x="12.359cm" svg:y="16.833cm">
            <text:p text:style-name="P1"><text:span text:style-name="T7">TES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11" draw:layer="layout" svg:width="4.702cm" svg:height="2.725cm" svg:x="12.359cm" svg:y="14.986cm">
            <text:p text:style-name="P1"><text:span text:style-name="T7">quitTes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3" draw:text-style-name="P12" draw:layer="layout" svg:width="1.628cm" svg:height="0.962cm" svg:x="13.866cm" svg:y="13.208cm">
            <draw:text-box>
              <text:p><text:span text:style-name="T8">test</text:span></text:p>
            </draw:text-box>
          </draw:frame>
        </draw:g>
        <draw:frame draw:style-name="gr14" draw:text-style-name="P5" draw:layer="layout" svg:width="8.029cm" svg:height="4.196cm" svg:x="9.399cm" svg:y="2.408cm">
          <draw:text-box>
            <text:p><text:span text:style-name="T2">util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custom-shape draw:style-name="gr2" draw:text-style-name="P3" draw:layer="layout" svg:width="19.812cm" svg:height="18.542cm" svg:x="3.81cm" svg:y="2.032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4" draw:text-style-name="P11" draw:layer="layout" svg:width="5.08cm" svg:height="9.144cm" svg:x="16.807cm" svg:y="8.636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11" draw:layer="layout" svg:width="4.702cm" svg:height="2.725cm" svg:x="16.974cm" svg:y="14.801cm">
            <text:p text:style-name="P1"><text:span text:style-name="T7">screenShotOnErr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11" draw:layer="layout" svg:width="4.702cm" svg:height="2.725cm" svg:x="16.974cm" svg:y="12.954cm">
            <text:p text:style-name="P1"><text:span text:style-name="T7">screenSho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11" draw:layer="layout" svg:width="4.703cm" svg:height="2.722cm" svg:x="16.974cm" svg:y="10.994cm">
            <text:p text:style-name="P1"><text:span text:style-name="T7">savePageHTML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3" draw:text-style-name="P12" draw:layer="layout" svg:width="2.411cm" svg:height="0.962cm" svg:x="18.077cm" svg:y="8.89cm">
            <draw:text-box>
              <text:p><text:span text:style-name="T8">debug</text:span></text:p>
            </draw:text-box>
          </draw:frame>
        </draw:g>
        <draw:g>
          <draw:custom-shape draw:style-name="gr4" draw:text-style-name="P11" draw:layer="layout" svg:width="5.08cm" svg:height="9.144cm" svg:x="10.414cm" svg:y="8.636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11" draw:layer="layout" svg:width="4.702cm" svg:height="2.725cm" svg:x="10.581cm" svg:y="14.801cm">
            <text:p text:style-name="P1"><text:span text:style-name="T7">findAWotsi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11" draw:layer="layout" svg:width="4.702cm" svg:height="2.725cm" svg:x="10.581cm" svg:y="12.954cm">
            <text:p text:style-name="P1"><text:span text:style-name="T7">changeSomething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11" draw:layer="layout" svg:width="4.703cm" svg:height="2.722cm" svg:x="10.581cm" svg:y="10.994cm">
            <text:p text:style-name="P1"><text:span text:style-name="T7">doStuff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3" draw:text-style-name="P12" draw:layer="layout" svg:width="3.249cm" svg:height="0.962cm" svg:x="11.43cm" svg:y="8.89cm">
            <draw:text-box>
              <text:p><text:span text:style-name="T8">whatever</text:span></text:p>
            </draw:text-box>
          </draw:frame>
        </draw:g>
        <draw:g>
          <draw:custom-shape draw:style-name="gr4" draw:text-style-name="P11" draw:layer="layout" svg:width="5.08cm" svg:height="8.636cm" svg:x="5.842cm" svg:y="10.668cm">
            <text:p/>
            <draw:enhanced-geometry svg:viewBox="0 0 88 21600" draw:mirror-horizontal="false" draw:mirror-vertical="false" draw:glue-points="44 ?f6 44 0 0 10800 44 21600 88 10800" draw:text-areas="0 ?f6 88 ?f3" draw:type="can" draw:modifiers="4111.42757902049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11" draw:layer="layout" svg:width="4.702cm" svg:height="2.725cm" svg:x="6.009cm" svg:y="16.325cm">
            <text:p text:style-name="P1"><text:span text:style-name="T7">currentIfram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11" draw:layer="layout" svg:width="4.702cm" svg:height="2.725cm" svg:x="6.009cm" svg:y="14.478cm">
            <text:p text:style-name="P1"><text:span text:style-name="T7">viewAllIframes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11" draw:layer="layout" svg:width="4.703cm" svg:height="2.722cm" svg:x="6.009cm" svg:y="12.518cm">
            <text:p text:style-name="P1"><text:span text:style-name="T7">switchToFram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3" draw:text-style-name="P12" draw:layer="layout" svg:width="2.403cm" svg:height="0.962cm" svg:x="7.112cm" svg:y="10.668cm">
            <draw:text-box>
              <text:p><text:span text:style-name="T8">iframe</text:span></text:p>
            </draw:text-box>
          </draw:frame>
        </draw:g>
        <draw:g>
          <draw:custom-shape draw:style-name="gr4" draw:text-style-name="P11" draw:layer="layout" svg:width="5.08cm" svg:height="6.604cm" svg:x="12.192cm" svg:y="13.208cm">
            <text:p/>
            <draw:enhanced-geometry svg:viewBox="0 0 88 21600" draw:mirror-horizontal="false" draw:mirror-vertical="false" draw:glue-points="44 ?f6 44 0 0 10800 44 21600 88 10800" draw:text-areas="0 ?f6 88 ?f3" draw:type="can" draw:modifiers="4725.5109765329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11" draw:layer="layout" svg:width="4.702cm" svg:height="2.725cm" svg:x="12.359cm" svg:y="16.833cm">
            <text:p text:style-name="P1"><text:span text:style-name="T7">TES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11" draw:layer="layout" svg:width="4.702cm" svg:height="2.725cm" svg:x="12.359cm" svg:y="14.986cm">
            <text:p text:style-name="P1"><text:span text:style-name="T7">quitTes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3" draw:text-style-name="P12" draw:layer="layout" svg:width="1.628cm" svg:height="0.962cm" svg:x="13.866cm" svg:y="13.208cm">
            <draw:text-box>
              <text:p><text:span text:style-name="T8">test</text:span></text:p>
            </draw:text-box>
          </draw:frame>
        </draw:g>
        <draw:frame draw:style-name="gr14" draw:text-style-name="P5" draw:layer="layout" svg:width="8.029cm" svg:height="4.196cm" svg:x="9.399cm" svg:y="2.408cm">
          <draw:text-box>
            <text:p><text:span text:style-name="T2">utils</text:span></text:p>
          </draw:text-box>
        </draw:frame>
        <draw:custom-shape draw:style-name="gr8" draw:text-style-name="P7" draw:layer="layout" svg:width="9.819cm" svg:height="5.842cm" svg:x="17.867cm" svg:y="0.508cm">
          <text:p text:style-name="P1"><text:span text:style-name="T9">UTILS</text:span><text:span text:style-name="T10"> </text:span><text:span text:style-name="T11">is</text:span><text:span text:style-name="T10"> the class. </text:span></text:p>
          <text:p text:style-name="P1"><text:span text:style-name="T10"/></text:p>
          <text:p text:style-name="P1"><text:span text:style-name="T10">It contains </text:span><text:span text:style-name="T12">all</text:span><text:span text:style-name="T5"> of the methods.</text:span></text:p>
          <draw:enhanced-geometry svg:viewBox="0 0 21600 21600" draw:text-areas="800 800 20800 20800" draw:type="round-rectangular-callout" draw:modifiers="19791.9348268839 6783.501625877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custom-shape draw:style-name="gr2" draw:text-style-name="P3" draw:layer="layout" svg:width="19.812cm" svg:height="18.542cm" svg:x="3.81cm" svg:y="2.032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4" draw:text-style-name="P11" draw:layer="layout" svg:width="5.08cm" svg:height="9.144cm" svg:x="16.807cm" svg:y="8.636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11" draw:layer="layout" svg:width="4.702cm" svg:height="2.725cm" svg:x="16.974cm" svg:y="14.801cm">
            <text:p text:style-name="P1"><text:span text:style-name="T7">screenShotOnErr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11" draw:layer="layout" svg:width="4.702cm" svg:height="2.725cm" svg:x="16.974cm" svg:y="12.954cm">
            <text:p text:style-name="P1"><text:span text:style-name="T7">screenSho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11" draw:layer="layout" svg:width="4.703cm" svg:height="2.722cm" svg:x="16.974cm" svg:y="10.994cm">
            <text:p text:style-name="P1"><text:span text:style-name="T7">savePageHTML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3" draw:text-style-name="P12" draw:layer="layout" svg:width="2.411cm" svg:height="0.962cm" svg:x="18.077cm" svg:y="8.89cm">
            <draw:text-box>
              <text:p><text:span text:style-name="T8">debug</text:span></text:p>
            </draw:text-box>
          </draw:frame>
        </draw:g>
        <draw:g>
          <draw:custom-shape draw:style-name="gr4" draw:text-style-name="P11" draw:layer="layout" svg:width="5.08cm" svg:height="9.144cm" svg:x="10.414cm" svg:y="8.636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11" draw:layer="layout" svg:width="4.702cm" svg:height="2.725cm" svg:x="10.581cm" svg:y="14.801cm">
            <text:p text:style-name="P1"><text:span text:style-name="T7">findAWotsi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11" draw:layer="layout" svg:width="4.702cm" svg:height="2.725cm" svg:x="10.581cm" svg:y="12.954cm">
            <text:p text:style-name="P1"><text:span text:style-name="T7">changeSomething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11" draw:layer="layout" svg:width="4.703cm" svg:height="2.722cm" svg:x="10.581cm" svg:y="10.994cm">
            <text:p text:style-name="P1"><text:span text:style-name="T7">doStuff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3" draw:text-style-name="P12" draw:layer="layout" svg:width="3.249cm" svg:height="0.962cm" svg:x="11.43cm" svg:y="8.89cm">
            <draw:text-box>
              <text:p><text:span text:style-name="T8">whatever</text:span></text:p>
            </draw:text-box>
          </draw:frame>
        </draw:g>
        <draw:g>
          <draw:custom-shape draw:style-name="gr4" draw:text-style-name="P11" draw:layer="layout" svg:width="5.08cm" svg:height="8.636cm" svg:x="5.842cm" svg:y="10.668cm">
            <text:p/>
            <draw:enhanced-geometry svg:viewBox="0 0 88 21600" draw:mirror-horizontal="false" draw:mirror-vertical="false" draw:glue-points="44 ?f6 44 0 0 10800 44 21600 88 10800" draw:text-areas="0 ?f6 88 ?f3" draw:type="can" draw:modifiers="4111.42757902049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11" draw:layer="layout" svg:width="4.702cm" svg:height="2.725cm" svg:x="6.009cm" svg:y="16.325cm">
            <text:p text:style-name="P1"><text:span text:style-name="T7">currentIfram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11" draw:layer="layout" svg:width="4.702cm" svg:height="2.725cm" svg:x="6.009cm" svg:y="14.478cm">
            <text:p text:style-name="P1"><text:span text:style-name="T7">viewAllIframes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11" draw:layer="layout" svg:width="4.703cm" svg:height="2.722cm" svg:x="6.009cm" svg:y="12.518cm">
            <text:p text:style-name="P1"><text:span text:style-name="T7">switchToFram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3" draw:text-style-name="P12" draw:layer="layout" svg:width="2.403cm" svg:height="0.962cm" svg:x="7.113cm" svg:y="10.668cm">
            <draw:text-box>
              <text:p><text:span text:style-name="T8">iframe</text:span></text:p>
            </draw:text-box>
          </draw:frame>
        </draw:g>
        <draw:g>
          <draw:custom-shape draw:style-name="gr4" draw:text-style-name="P11" draw:layer="layout" svg:width="5.08cm" svg:height="6.604cm" svg:x="12.192cm" svg:y="13.208cm">
            <text:p/>
            <draw:enhanced-geometry svg:viewBox="0 0 88 21600" draw:mirror-horizontal="false" draw:mirror-vertical="false" draw:glue-points="44 ?f6 44 0 0 10800 44 21600 88 10800" draw:text-areas="0 ?f6 88 ?f3" draw:type="can" draw:modifiers="4725.5109765329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11" draw:layer="layout" svg:width="4.702cm" svg:height="2.725cm" svg:x="12.359cm" svg:y="16.833cm">
            <text:p text:style-name="P1"><text:span text:style-name="T7">TES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11" draw:layer="layout" svg:width="4.702cm" svg:height="2.725cm" svg:x="12.359cm" svg:y="14.986cm">
            <text:p text:style-name="P1"><text:span text:style-name="T7">quitTes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3" draw:text-style-name="P12" draw:layer="layout" svg:width="1.628cm" svg:height="0.962cm" svg:x="13.866cm" svg:y="13.208cm">
            <draw:text-box>
              <text:p><text:span text:style-name="T8">test</text:span></text:p>
            </draw:text-box>
          </draw:frame>
        </draw:g>
        <draw:custom-shape draw:style-name="gr8" draw:text-style-name="P7" draw:layer="layout" svg:width="9.906cm" svg:height="5.842cm" svg:x="17.526cm" svg:y="2.54cm">
          <text:p text:style-name="P1"><text:span text:style-name="T3">(These are just folders which contain</text:span></text:p>
          <text:p text:style-name="P1"><text:span text:style-name="T3">the methods for </text:span><text:span text:style-name="T9">UTILS</text:span><text:span text:style-name="T10">, so it's</text:span></text:p>
          <text:p text:style-name="P1"><text:span text:style-name="T3">easier to organise them.)</text:span></text:p>
          <draw:enhanced-geometry svg:viewBox="0 0 21600 21600" draw:text-areas="800 800 20800 20800" draw:type="round-rectangular-callout" draw:modifiers="-5396.18451599879 25559.19904158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4" draw:text-style-name="P5" draw:layer="layout" svg:width="8.029cm" svg:height="4.196cm" svg:x="9.399cm" svg:y="2.408cm">
          <draw:text-box>
            <text:p><text:span text:style-name="T2">util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custom-shape draw:style-name="gr2" draw:text-style-name="P3" draw:layer="layout" svg:width="19.812cm" svg:height="18.542cm" svg:x="3.81cm" svg:y="2.032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4" draw:text-style-name="P11" draw:layer="layout" svg:width="5.08cm" svg:height="9.144cm" svg:x="16.807cm" svg:y="8.636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11" draw:layer="layout" svg:width="4.702cm" svg:height="2.725cm" svg:x="16.974cm" svg:y="14.801cm">
            <text:p text:style-name="P1"><text:span text:style-name="T7">screenShotOnErr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11" draw:layer="layout" svg:width="4.702cm" svg:height="2.725cm" svg:x="16.974cm" svg:y="12.954cm">
            <text:p text:style-name="P1"><text:span text:style-name="T7">screenSho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11" draw:layer="layout" svg:width="4.703cm" svg:height="2.722cm" svg:x="16.974cm" svg:y="10.994cm">
            <text:p text:style-name="P1"><text:span text:style-name="T7">savePageHTML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3" draw:text-style-name="P12" draw:layer="layout" svg:width="2.411cm" svg:height="0.962cm" svg:x="18.077cm" svg:y="8.89cm">
            <draw:text-box>
              <text:p><text:span text:style-name="T8">debug</text:span></text:p>
            </draw:text-box>
          </draw:frame>
        </draw:g>
        <draw:g>
          <draw:custom-shape draw:style-name="gr4" draw:text-style-name="P11" draw:layer="layout" svg:width="5.08cm" svg:height="9.144cm" svg:x="10.414cm" svg:y="8.636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11" draw:layer="layout" svg:width="4.702cm" svg:height="2.725cm" svg:x="10.581cm" svg:y="14.801cm">
            <text:p text:style-name="P1"><text:span text:style-name="T7">findAWotsi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11" draw:layer="layout" svg:width="4.702cm" svg:height="2.725cm" svg:x="10.581cm" svg:y="12.954cm">
            <text:p text:style-name="P1"><text:span text:style-name="T7">changeSomething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11" draw:layer="layout" svg:width="4.703cm" svg:height="2.722cm" svg:x="10.581cm" svg:y="10.994cm">
            <text:p text:style-name="P1"><text:span text:style-name="T7">doStuff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3" draw:text-style-name="P12" draw:layer="layout" svg:width="3.249cm" svg:height="0.962cm" svg:x="11.43cm" svg:y="8.89cm">
            <draw:text-box>
              <text:p><text:span text:style-name="T8">whatever</text:span></text:p>
            </draw:text-box>
          </draw:frame>
        </draw:g>
        <draw:g>
          <draw:custom-shape draw:style-name="gr4" draw:text-style-name="P11" draw:layer="layout" svg:width="5.08cm" svg:height="8.636cm" svg:x="5.842cm" svg:y="10.668cm">
            <text:p/>
            <draw:enhanced-geometry svg:viewBox="0 0 88 21600" draw:mirror-horizontal="false" draw:mirror-vertical="false" draw:glue-points="44 ?f6 44 0 0 10800 44 21600 88 10800" draw:text-areas="0 ?f6 88 ?f3" draw:type="can" draw:modifiers="4111.42757902049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11" draw:layer="layout" svg:width="4.702cm" svg:height="2.725cm" svg:x="6.009cm" svg:y="16.325cm">
            <text:p text:style-name="P1"><text:span text:style-name="T7">currentIfram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11" draw:layer="layout" svg:width="4.702cm" svg:height="2.725cm" svg:x="6.009cm" svg:y="14.478cm">
            <text:p text:style-name="P1"><text:span text:style-name="T7">viewAllIframes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11" draw:layer="layout" svg:width="4.703cm" svg:height="2.722cm" svg:x="6.009cm" svg:y="12.518cm">
            <text:p text:style-name="P1"><text:span text:style-name="T7">switchToFram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3" draw:text-style-name="P12" draw:layer="layout" svg:width="2.403cm" svg:height="0.962cm" svg:x="7.113cm" svg:y="10.668cm">
            <draw:text-box>
              <text:p><text:span text:style-name="T8">iframe</text:span></text:p>
            </draw:text-box>
          </draw:frame>
        </draw:g>
        <draw:g>
          <draw:custom-shape draw:style-name="gr4" draw:text-style-name="P11" draw:layer="layout" svg:width="5.08cm" svg:height="6.604cm" svg:x="12.192cm" svg:y="13.208cm">
            <text:p/>
            <draw:enhanced-geometry svg:viewBox="0 0 88 21600" draw:mirror-horizontal="false" draw:mirror-vertical="false" draw:glue-points="44 ?f6 44 0 0 10800 44 21600 88 10800" draw:text-areas="0 ?f6 88 ?f3" draw:type="can" draw:modifiers="4725.5109765329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11" draw:layer="layout" svg:width="4.702cm" svg:height="2.725cm" svg:x="12.359cm" svg:y="16.833cm">
            <text:p text:style-name="P1"><text:span text:style-name="T7">TES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11" draw:layer="layout" svg:width="4.702cm" svg:height="2.725cm" svg:x="12.359cm" svg:y="14.986cm">
            <text:p text:style-name="P1"><text:span text:style-name="T7">quitTes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3" draw:text-style-name="P12" draw:layer="layout" svg:width="1.628cm" svg:height="0.962cm" svg:x="13.866cm" svg:y="13.208cm">
            <draw:text-box>
              <text:p><text:span text:style-name="T8">test</text:span></text:p>
            </draw:text-box>
          </draw:frame>
        </draw:g>
        <draw:custom-shape draw:style-name="gr8" draw:text-style-name="P7" draw:layer="layout" svg:width="10.668cm" svg:height="5.842cm" svg:x="1.27cm" svg:y="8.382cm">
          <text:p text:style-name="P1"><text:span text:style-name="T3">For example, to call </text:span><text:span text:style-name="T13">quitTest()</text:span><text:span text:style-name="T3">,</text:span></text:p>
          <text:p text:style-name="P1"><text:span text:style-name="T3">you would just use:</text:span></text:p>
          <text:p text:style-name="P1"><text:span text:style-name="T3"/></text:p>
          <text:p text:style-name="P1"><text:span text:style-name="T9">UTILS.quitTest()</text:span></text:p>
          <draw:enhanced-geometry svg:viewBox="0 0 21600 21600" draw:text-areas="800 800 20800 20800" draw:type="round-rectangular-callout" draw:modifiers="24023.3948823695 31204.10747903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4" draw:text-style-name="P5" draw:layer="layout" svg:width="8.029cm" svg:height="4.196cm" svg:x="9.399cm" svg:y="2.408cm">
          <draw:text-box>
            <text:p><text:span text:style-name="T2">util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custom-shape draw:style-name="gr4" draw:text-style-name="P3" draw:layer="layout" svg:width="19.812cm" svg:height="18.542cm" svg:x="3.81cm" svg:y="2.032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2" draw:text-style-name="P11" draw:layer="layout" svg:width="5.08cm" svg:height="9.144cm" svg:x="16.51cm" svg:y="8.128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11" draw:layer="layout" svg:width="4.702cm" svg:height="2.725cm" svg:x="16.677cm" svg:y="14.293cm">
            <text:p text:style-name="P1"><text:span text:style-name="T7">findAWotsi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11" draw:layer="layout" svg:width="4.702cm" svg:height="2.725cm" svg:x="16.677cm" svg:y="12.446cm">
            <text:p text:style-name="P1"><text:span text:style-name="T7">changeSomething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11" draw:layer="layout" svg:width="4.703cm" svg:height="2.722cm" svg:x="16.677cm" svg:y="10.486cm">
            <text:p text:style-name="P1"><text:span text:style-name="T7">doStuff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3" draw:text-style-name="P12" draw:layer="layout" svg:width="4.164cm" svg:height="0.962cm" svg:x="17.018cm" svg:y="8.382cm">
            <draw:text-box>
              <text:p><text:span text:style-name="T8">Marketplace</text:span></text:p>
            </draw:text-box>
          </draw:frame>
        </draw:g>
        <draw:g>
          <draw:custom-shape draw:style-name="gr2" draw:text-style-name="P11" draw:layer="layout" svg:width="5.08cm" svg:height="8.636cm" svg:x="5.501cm" svg:y="9.652cm">
            <text:p/>
            <draw:enhanced-geometry svg:viewBox="0 0 88 21600" draw:mirror-horizontal="false" draw:mirror-vertical="false" draw:glue-points="44 ?f6 44 0 0 10800 44 21600 88 10800" draw:text-areas="0 ?f6 88 ?f3" draw:type="can" draw:modifiers="4111.42757902049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11" draw:layer="layout" svg:width="4.702cm" svg:height="2.725cm" svg:x="5.668cm" svg:y="15.309cm">
            <text:p text:style-name="P1"><text:span text:style-name="T7">setView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11" draw:layer="layout" svg:width="4.702cm" svg:height="2.725cm" svg:x="5.668cm" svg:y="13.462cm">
            <text:p text:style-name="P1"><text:span text:style-name="T7">createEven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11" draw:layer="layout" svg:width="4.703cm" svg:height="2.722cm" svg:x="5.668cm" svg:y="11.502cm">
            <text:p text:style-name="P1"><text:span text:style-name="T7">addEven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3" draw:text-style-name="P12" draw:layer="layout" svg:width="3.216cm" svg:height="0.962cm" svg:x="6.349cm" svg:y="9.836cm">
            <draw:text-box>
              <text:p><text:span text:style-name="T8">Calendar</text:span></text:p>
            </draw:text-box>
          </draw:frame>
        </draw:g>
        <draw:g>
          <draw:custom-shape draw:style-name="gr2" draw:text-style-name="P11" draw:layer="layout" svg:width="5.08cm" svg:height="6.604cm" svg:x="14.986cm" svg:y="12.192cm">
            <text:p/>
            <draw:enhanced-geometry svg:viewBox="0 0 88 21600" draw:mirror-horizontal="false" draw:mirror-vertical="false" draw:glue-points="44 ?f6 44 0 0 10800 44 21600 88 10800" draw:text-areas="0 ?f6 88 ?f3" draw:type="can" draw:modifiers="4725.5109765329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11" draw:layer="layout" svg:width="4.702cm" svg:height="2.725cm" svg:x="15.153cm" svg:y="15.817cm">
            <text:p text:style-name="P1"><text:span text:style-name="T7">open_url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11" draw:layer="layout" svg:width="4.702cm" svg:height="2.725cm" svg:x="15.153cm" svg:y="13.97cm">
            <text:p text:style-name="P1"><text:span text:style-name="T7">checkPageLoaded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3" draw:text-style-name="P12" draw:layer="layout" svg:width="3.038cm" svg:height="0.962cm" svg:x="16.002cm" svg:y="12.246cm">
            <draw:text-box>
              <text:p><text:span text:style-name="T8">Browser</text:span></text:p>
            </draw:text-box>
          </draw:frame>
        </draw:g>
        <draw:frame draw:style-name="gr14" draw:text-style-name="P5" draw:layer="layout" svg:width="8.736cm" svg:height="4.196cm" svg:x="9.298cm" svg:y="2.54cm">
          <draw:text-box>
            <text:p><text:span text:style-name="T2">apps</text:span></text:p>
          </draw:text-box>
        </draw:frame>
        <draw:g>
          <draw:custom-shape draw:style-name="gr2" draw:text-style-name="P11" draw:layer="layout" svg:width="5.08cm" svg:height="9.144cm" svg:x="10.414cm" svg:y="10.922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11" draw:layer="layout" svg:width="4.702cm" svg:height="2.725cm" svg:x="10.581cm" svg:y="17.087cm">
            <text:p text:style-name="P1"><text:span text:style-name="T7">switchSourc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11" draw:layer="layout" svg:width="4.702cm" svg:height="2.725cm" svg:x="10.581cm" svg:y="15.24cm">
            <text:p text:style-name="P1"><text:span text:style-name="T7">recordVideo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11" draw:layer="layout" svg:width="4.703cm" svg:height="2.722cm" svg:x="10.581cm" svg:y="13.28cm">
            <text:p text:style-name="P1"><text:span text:style-name="T7">takePictur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3" draw:text-style-name="P12" draw:layer="layout" svg:width="2.822cm" svg:height="0.962cm" svg:x="11.684cm" svg:y="11.176cm">
            <draw:text-box>
              <text:p><text:span text:style-name="T8">Camera</text:span></text:p>
            </draw:text-box>
          </draw:frame>
        </draw:g>
        <presentation:notes draw:style-name="dp2">
          <draw:page-thumbnail draw:style-name="gr7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custom-shape draw:style-name="gr4" draw:text-style-name="P3" draw:layer="layout" svg:width="19.812cm" svg:height="18.542cm" svg:x="3.81cm" svg:y="2.032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2" draw:text-style-name="P11" draw:layer="layout" svg:width="5.08cm" svg:height="9.144cm" svg:x="16.51cm" svg:y="8.128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11" draw:layer="layout" svg:width="4.702cm" svg:height="2.725cm" svg:x="16.677cm" svg:y="14.293cm">
            <text:p text:style-name="P1"><text:span text:style-name="T7">findAWotsi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11" draw:layer="layout" svg:width="4.702cm" svg:height="2.725cm" svg:x="16.677cm" svg:y="12.446cm">
            <text:p text:style-name="P1"><text:span text:style-name="T7">changeSomething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11" draw:layer="layout" svg:width="4.703cm" svg:height="2.722cm" svg:x="16.677cm" svg:y="10.486cm">
            <text:p text:style-name="P1"><text:span text:style-name="T7">doStuff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3" draw:text-style-name="P12" draw:layer="layout" svg:width="4.164cm" svg:height="0.962cm" svg:x="17.018cm" svg:y="8.382cm">
            <draw:text-box>
              <text:p><text:span text:style-name="T8">Marketplace</text:span></text:p>
            </draw:text-box>
          </draw:frame>
        </draw:g>
        <draw:g>
          <draw:custom-shape draw:style-name="gr2" draw:text-style-name="P11" draw:layer="layout" svg:width="5.08cm" svg:height="8.636cm" svg:x="5.501cm" svg:y="9.652cm">
            <text:p/>
            <draw:enhanced-geometry svg:viewBox="0 0 88 21600" draw:mirror-horizontal="false" draw:mirror-vertical="false" draw:glue-points="44 ?f6 44 0 0 10800 44 21600 88 10800" draw:text-areas="0 ?f6 88 ?f3" draw:type="can" draw:modifiers="4111.42757902049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11" draw:layer="layout" svg:width="4.702cm" svg:height="2.725cm" svg:x="5.668cm" svg:y="15.309cm">
            <text:p text:style-name="P1"><text:span text:style-name="T7">setView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11" draw:layer="layout" svg:width="4.702cm" svg:height="2.725cm" svg:x="5.668cm" svg:y="13.462cm">
            <text:p text:style-name="P1"><text:span text:style-name="T7">createEven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11" draw:layer="layout" svg:width="4.703cm" svg:height="2.722cm" svg:x="5.668cm" svg:y="11.502cm">
            <text:p text:style-name="P1"><text:span text:style-name="T7">addEven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3" draw:text-style-name="P12" draw:layer="layout" svg:width="3.216cm" svg:height="0.962cm" svg:x="6.349cm" svg:y="9.836cm">
            <draw:text-box>
              <text:p><text:span text:style-name="T8">Calendar</text:span></text:p>
            </draw:text-box>
          </draw:frame>
        </draw:g>
        <draw:g>
          <draw:custom-shape draw:style-name="gr2" draw:text-style-name="P11" draw:layer="layout" svg:width="5.08cm" svg:height="6.604cm" svg:x="14.986cm" svg:y="12.192cm">
            <text:p/>
            <draw:enhanced-geometry svg:viewBox="0 0 88 21600" draw:mirror-horizontal="false" draw:mirror-vertical="false" draw:glue-points="44 ?f6 44 0 0 10800 44 21600 88 10800" draw:text-areas="0 ?f6 88 ?f3" draw:type="can" draw:modifiers="4725.5109765329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11" draw:layer="layout" svg:width="4.702cm" svg:height="2.725cm" svg:x="15.153cm" svg:y="15.817cm">
            <text:p text:style-name="P1"><text:span text:style-name="T7">open_url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11" draw:layer="layout" svg:width="4.702cm" svg:height="2.725cm" svg:x="15.153cm" svg:y="13.97cm">
            <text:p text:style-name="P1"><text:span text:style-name="T7">checkPageLoaded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3" draw:text-style-name="P12" draw:layer="layout" svg:width="3.038cm" svg:height="0.962cm" svg:x="16.002cm" svg:y="12.246cm">
            <draw:text-box>
              <text:p><text:span text:style-name="T8">Browser</text:span></text:p>
            </draw:text-box>
          </draw:frame>
        </draw:g>
        <draw:frame draw:style-name="gr14" draw:text-style-name="P5" draw:layer="layout" svg:width="8.736cm" svg:height="4.196cm" svg:x="9.298cm" svg:y="2.54cm">
          <draw:text-box>
            <text:p><text:span text:style-name="T2">apps</text:span></text:p>
          </draw:text-box>
        </draw:frame>
        <draw:g>
          <draw:custom-shape draw:style-name="gr2" draw:text-style-name="P11" draw:layer="layout" svg:width="5.08cm" svg:height="9.144cm" svg:x="10.414cm" svg:y="10.922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11" draw:layer="layout" svg:width="4.702cm" svg:height="2.725cm" svg:x="10.581cm" svg:y="17.087cm">
            <text:p text:style-name="P1"><text:span text:style-name="T7">switchSourc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11" draw:layer="layout" svg:width="4.702cm" svg:height="2.725cm" svg:x="10.581cm" svg:y="15.24cm">
            <text:p text:style-name="P1"><text:span text:style-name="T7">recordVideo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11" draw:layer="layout" svg:width="4.703cm" svg:height="2.722cm" svg:x="10.581cm" svg:y="13.28cm">
            <text:p text:style-name="P1"><text:span text:style-name="T7">takePictur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3" draw:text-style-name="P12" draw:layer="layout" svg:width="2.822cm" svg:height="0.962cm" svg:x="11.684cm" svg:y="11.176cm">
            <draw:text-box>
              <text:p><text:span text:style-name="T8">Camera</text:span></text:p>
            </draw:text-box>
          </draw:frame>
        </draw:g>
        <draw:custom-shape draw:style-name="gr8" draw:text-style-name="P7" draw:layer="layout" svg:width="9.819cm" svg:height="5.842cm" svg:x="17.78cm" svg:y="14.478cm">
          <text:p text:style-name="P1"><text:span text:style-name="T9">The folders</text:span><text:span text:style-name="T10"> </text:span><text:span text:style-name="T14">are </text:span><text:span text:style-name="T10">the classes. </text:span></text:p>
          <text:p text:style-name="P1"><text:span text:style-name="T10"/></text:p>
          <text:p text:style-name="P1"><text:span text:style-name="T10">They contain</text:span><text:span text:style-name="T5"> only the </text:span></text:p>
          <text:p text:style-name="P1"><text:span text:style-name="T5">methods in that folder.</text:span></text:p>
          <draw:enhanced-geometry svg:viewBox="0 0 21600 21600" draw:text-areas="800 800 20800 20800" draw:type="round-rectangular-callout" draw:modifiers="19791.9348268839 6783.501625877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custom-shape draw:style-name="gr4" draw:text-style-name="P3" draw:layer="layout" svg:width="19.812cm" svg:height="18.542cm" svg:x="3.81cm" svg:y="2.032cm">
          <text:p/>
          <draw:enhanced-geometry svg:viewBox="0 0 88 21600" draw:glue-points="44 ?f6 44 0 0 10800 44 21600 88 10800" draw:text-areas="0 ?f6 88 ?f3" draw:type="can" draw:modifiers="6268.9191209448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2" draw:text-style-name="P11" draw:layer="layout" svg:width="5.08cm" svg:height="9.144cm" svg:x="16.51cm" svg:y="8.128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11" draw:layer="layout" svg:width="4.702cm" svg:height="2.725cm" svg:x="16.677cm" svg:y="14.293cm">
            <text:p text:style-name="P1"><text:span text:style-name="T7">findAWotsi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11" draw:layer="layout" svg:width="4.702cm" svg:height="2.725cm" svg:x="16.677cm" svg:y="12.446cm">
            <text:p text:style-name="P1"><text:span text:style-name="T7">changeSomething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11" draw:layer="layout" svg:width="4.703cm" svg:height="2.722cm" svg:x="16.677cm" svg:y="10.486cm">
            <text:p text:style-name="P1"><text:span text:style-name="T7">doStuff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3" draw:text-style-name="P12" draw:layer="layout" svg:width="4.164cm" svg:height="0.962cm" svg:x="17.018cm" svg:y="8.382cm">
            <draw:text-box>
              <text:p><text:span text:style-name="T8">Marketplace</text:span></text:p>
            </draw:text-box>
          </draw:frame>
        </draw:g>
        <draw:g>
          <draw:custom-shape draw:style-name="gr2" draw:text-style-name="P11" draw:layer="layout" svg:width="5.08cm" svg:height="8.636cm" svg:x="5.501cm" svg:y="9.652cm">
            <text:p/>
            <draw:enhanced-geometry svg:viewBox="0 0 88 21600" draw:mirror-horizontal="false" draw:mirror-vertical="false" draw:glue-points="44 ?f6 44 0 0 10800 44 21600 88 10800" draw:text-areas="0 ?f6 88 ?f3" draw:type="can" draw:modifiers="4111.42757902049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11" draw:layer="layout" svg:width="4.702cm" svg:height="2.725cm" svg:x="5.668cm" svg:y="15.309cm">
            <text:p text:style-name="P1"><text:span text:style-name="T7">setView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11" draw:layer="layout" svg:width="4.702cm" svg:height="2.725cm" svg:x="5.668cm" svg:y="13.462cm">
            <text:p text:style-name="P1"><text:span text:style-name="T7">createEven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11" draw:layer="layout" svg:width="4.703cm" svg:height="2.722cm" svg:x="5.668cm" svg:y="11.502cm">
            <text:p text:style-name="P1"><text:span text:style-name="T7">addEvent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3" draw:text-style-name="P12" draw:layer="layout" svg:width="3.216cm" svg:height="0.962cm" svg:x="6.349cm" svg:y="9.836cm">
            <draw:text-box>
              <text:p><text:span text:style-name="T8">Calendar</text:span></text:p>
            </draw:text-box>
          </draw:frame>
        </draw:g>
        <draw:g>
          <draw:custom-shape draw:style-name="gr2" draw:text-style-name="P11" draw:layer="layout" svg:width="5.08cm" svg:height="6.604cm" svg:x="14.986cm" svg:y="12.192cm">
            <text:p/>
            <draw:enhanced-geometry svg:viewBox="0 0 88 21600" draw:mirror-horizontal="false" draw:mirror-vertical="false" draw:glue-points="44 ?f6 44 0 0 10800 44 21600 88 10800" draw:text-areas="0 ?f6 88 ?f3" draw:type="can" draw:modifiers="4725.5109765329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11" draw:layer="layout" svg:width="4.702cm" svg:height="2.725cm" svg:x="15.153cm" svg:y="15.817cm">
            <text:p text:style-name="P1"><text:span text:style-name="T7">open_url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11" draw:layer="layout" svg:width="4.702cm" svg:height="2.725cm" svg:x="15.153cm" svg:y="13.97cm">
            <text:p text:style-name="P1"><text:span text:style-name="T7">checkPageLoaded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3" draw:text-style-name="P12" draw:layer="layout" svg:width="3.038cm" svg:height="0.962cm" svg:x="16.002cm" svg:y="12.246cm">
            <draw:text-box>
              <text:p><text:span text:style-name="T8">Browser</text:span></text:p>
            </draw:text-box>
          </draw:frame>
        </draw:g>
        <draw:frame draw:style-name="gr14" draw:text-style-name="P5" draw:layer="layout" svg:width="8.736cm" svg:height="4.196cm" svg:x="9.298cm" svg:y="2.54cm">
          <draw:text-box>
            <text:p><text:span text:style-name="T2">apps</text:span></text:p>
          </draw:text-box>
        </draw:frame>
        <draw:g>
          <draw:custom-shape draw:style-name="gr2" draw:text-style-name="P11" draw:layer="layout" svg:width="5.08cm" svg:height="9.144cm" svg:x="10.414cm" svg:y="10.922cm">
            <text:p/>
            <draw:enhanced-geometry svg:viewBox="0 0 88 21600" draw:mirror-horizontal="false" draw:mirror-vertical="false" draw:glue-points="44 ?f6 44 0 0 10800 44 21600 88 10800" draw:text-areas="0 ?f6 88 ?f3" draw:type="can" draw:modifiers="3727.069938328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11" draw:layer="layout" svg:width="4.702cm" svg:height="2.725cm" svg:x="10.581cm" svg:y="17.087cm">
            <text:p text:style-name="P1"><text:span text:style-name="T7">switchSourc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11" draw:layer="layout" svg:width="4.702cm" svg:height="2.725cm" svg:x="10.581cm" svg:y="15.24cm">
            <text:p text:style-name="P1"><text:span text:style-name="T7">recordVideo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2" draw:text-style-name="P11" draw:layer="layout" svg:width="4.703cm" svg:height="2.722cm" svg:x="10.581cm" svg:y="13.28cm">
            <text:p text:style-name="P1"><text:span text:style-name="T7">takePicture()</text:span></text:p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13" draw:text-style-name="P12" draw:layer="layout" svg:width="2.822cm" svg:height="0.962cm" svg:x="11.684cm" svg:y="11.176cm">
            <draw:text-box>
              <text:p><text:span text:style-name="T8">Camera</text:span></text:p>
            </draw:text-box>
          </draw:frame>
        </draw:g>
        <draw:custom-shape draw:style-name="gr8" draw:text-style-name="P7" draw:layer="layout" svg:width="9.819cm" svg:height="5.842cm" svg:x="1.27cm" svg:y="12.446cm">
          <text:p text:style-name="P1"><text:span text:style-name="T5">For example, to call </text:span><text:span text:style-name="T6">open_url</text:span></text:p>
          <text:p text:style-name="P1"><text:span text:style-name="T15">you would use:</text:span></text:p>
          <text:p text:style-name="P1"><text:span text:style-name="T15"/></text:p>
          <text:p text:style-name="P1"><text:span text:style-name="T16">Browser.open_url()</text:span></text:p>
          <draw:enhanced-geometry svg:viewBox="0 0 21600 21600" draw:text-areas="800 800 20800 20800" draw:type="round-rectangular-callout" draw:modifiers="32604.5621181263 18927.26339209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custom-shape draw:style-name="gr15" draw:text-style-name="P14" draw:layer="layout" svg:width="13.762cm" svg:height="2.539cm" svg:x="1.463cm" svg:y="3.303cm">
          <text:p text:style-name="P13"><text:span text:style-name="T17">from OWDTestToolkit.global_imports import *</text:span></text:p>
          <text:p text:style-name="P13"><text:span text:style-name="T1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4" draw:layer="layout" svg:width="13.762cm" svg:height="1.264cm" svg:x="1.472cm" svg:y="7.626cm">
          <text:p text:style-name="P13"><text:span text:style-name="T17"><text:s text:c="4"/></text:span><text:span text:style-name="T17">def clickOrSomething(self):</text:span></text:p>
          <text:p text:style-name="P13"><text:span text:style-name="T17"><text:s text:c="8"/>…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5" draw:layer="layout" svg:width="14.719cm" svg:height="0.762cm" svg:x="0.508cm" svg:y="2.286cm">
          <text:p text:style-name="P1"><text:span text:style-name="T18">Code sections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11.644cm" svg:height="2.539cm" svg:x="15.791cm" svg:y="3.303cm">
          <text:p text:style-name="P13"><text:span text:style-name="T19">Standard external files required for these – just leave this section as it is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6" draw:layer="layout" svg:width="11.644cm" svg:height="1.264cm" svg:x="15.782cm" svg:y="7.626cm">
          <text:p text:style-name="P13"><text:span text:style-name="T19">Methods which 'does stuff' in this application.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11.644cm" svg:height="0.762cm" svg:x="15.791cm" svg:y="2.286cm">
          <text:p text:style-name="P1"><text:span text:style-name="T18">Description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0.506cm" svg:height="2.539cm" svg:x="0.551cm" svg:y="3.303cm">
          <text:p text:style-name="P1"><text:span text:style-name="T20">1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0.506cm" svg:height="1.264cm" svg:x="0.551cm" svg:y="7.626cm">
          <text:p text:style-name="P1"><text:span text:style-name="T20">3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13.762cm" svg:height="1.264cm" svg:x="1.481cm" svg:y="6.102cm">
          <text:p text:style-name="P13"><text:span text:style-name="T17">class main(GaiaTestCase)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6" draw:layer="layout" svg:width="11.644cm" svg:height="1.264cm" svg:x="15.791cm" svg:y="6.102cm">
          <text:p text:style-name="P13"><text:span text:style-name="T19">The class definition (which you reference in section </text:span><text:span text:style-name="T21">4</text:span><text:span text:style-name="T22"> of the test_x.py scripts). The Class name is always 'main').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0.506cm" svg:height="1.264cm" svg:x="0.56cm" svg:y="6.102cm">
          <text:p text:style-name="P1"><text:span text:style-name="T20">2</text:span></text:p>
          <draw:enhanced-geometry svg:viewBox="0 0 21600 21600" draw:type="rectangle" draw:enhanced-path="M 0 0 L 21600 0 21600 21600 0 21600 0 0 Z N"/>
        </draw:custom-shape>
        <draw:frame draw:style-name="gr13" draw:text-style-name="P18" draw:layer="layout" svg:width="15.45cm" svg:height="1.119cm" svg:x="6.902cm" svg:y="0.816cm">
          <draw:text-box>
            <text:p><text:span text:style-name="T23">A toolkit method (OWD_TEST_TOOLKIT)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custom-shape draw:style-name="gr19" draw:text-style-name="P1" draw:layer="layout" svg:width="26.177cm" svg:height="3.81cm" svg:x="1.001cm" svg:y="14.22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26.177cm" svg:height="2.286cm" svg:x="1.001cm" svg:y="11.68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26.177cm" svg:height="3.81cm" svg:x="1.001cm" svg:y="7.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26.177cm" svg:height="3.81cm" svg:x="1.001cm" svg:y="3.556cm">
          <text:p/>
          <draw:enhanced-geometry svg:viewBox="0 0 21600 21600" draw:type="rectangle" draw:enhanced-path="M 0 0 L 21600 0 21600 21600 0 21600 0 0 Z N"/>
        </draw:custom-shape>
        <draw:frame draw:style-name="gr13" draw:text-style-name="P18" draw:layer="layout" svg:width="8.046cm" svg:height="1.119cm" svg:x="10.16cm" svg:y="0.817cm">
          <draw:text-box>
            <text:p><text:span text:style-name="T23">Adding to the toolkit</text:span></text:p>
          </draw:text-box>
        </draw:frame>
        <draw:frame draw:style-name="gr20" draw:layer="layout" svg:width="26.177cm" svg:height="18.033cm" svg:x="1.001cm" svg:y="2.186cm">
          <draw:text-box>
            <text:p text:style-name="P1">You will need to update some files (in blue) when you make additions to utils or apps:</text:p>
            <text:p/>
            <text:p><text:span text:style-name="T24">New app class:</text:span></text:p>
            <text:p><text:span text:style-name="T25">OWD_TEST_TOOLKIT/</text:span></text:p>
            <text:p><text:span text:style-name="T25"><text:s text:c="16"/></text:span><text:span text:style-name="T25">|_ </text:span><text:span text:style-name="T26">setup.py</text:span></text:p>
            <text:p><text:span text:style-name="T25"><text:s text:c="16"/></text:span><text:span text:style-name="T25">|_ OWDTestToolkit/</text:span></text:p>
            <text:p><text:span text:style-name="T25"><text:s text:c="33"/></text:span><text:span text:style-name="T25">|_ apps/</text:span></text:p>
            <text:p><text:span text:style-name="T25"><text:s text:c="33"/></text:span><text:span text:style-name="T25">|_ </text:span><text:span text:style-name="T26">__init__.py</text:span></text:p>
            <text:p><text:span text:style-name="T27"/></text:p>
            <text:p><text:span text:style-name="T24">New app method:</text:span></text:p>
            <text:p><text:span text:style-name="T25">OWD_TEST_TOOLKIT/</text:span></text:p>
            <text:p><text:span text:style-name="T25"><text:s text:c="16"/></text:span><text:span text:style-name="T25">|_ OWDTestToolkit/</text:span></text:p>
            <text:p><text:span text:style-name="T25"><text:s text:c="33"/></text:span><text:span text:style-name="T25">|_ apps/</text:span></text:p>
            <text:p><text:span text:style-name="T25"><text:s text:c="40"/></text:span><text:span text:style-name="T25">|_ </text:span><text:span text:style-name="T28">&lt;class</text:span><text:span text:style-name="T29">&gt;/</text:span></text:p>
            <text:p><text:span text:style-name="T25"><text:s text:c="50"/></text:span><text:span text:style-name="T25">|_ </text:span><text:span text:style-name="T26">__main__.py</text:span></text:p>
            <text:p><text:span text:style-name="T27"/></text:p>
            <text:p><text:span text:style-name="T24">New utils folder:</text:span></text:p>
            <text:p><text:span text:style-name="T25">OWD_TEST_TOOLKIT/</text:span></text:p>
            <text:p><text:span text:style-name="T25"><text:s text:c="16"/></text:span><text:span text:style-name="T25">|_ </text:span><text:span text:style-name="T26">setup.py</text:span></text:p>
            <text:p><text:span text:style-name="T27"/></text:p>
            <text:p><text:span text:style-name="T24">New utils method:</text:span></text:p>
            <text:p><text:span text:style-name="T25">OWD_TEST_TOOLKIT/</text:span></text:p>
            <text:p><text:span text:style-name="T25"><text:s text:c="16"/></text:span><text:span text:style-name="T25">|_ OWDTestToolkit/</text:span></text:p>
            <text:p><text:span text:style-name="T25"><text:s text:c="33"/></text:span><text:span text:style-name="T25">|_ utils/</text:span></text:p>
            <text:p><text:span text:style-name="T25"><text:s text:c="40"/></text:span><text:span text:style-name="T25">|_ </text:span><text:span text:style-name="T28">&lt;folder</text:span><text:span text:style-name="T29">&gt;/</text:span></text:p>
            <text:p><text:span text:style-name="T25"><text:s text:c="50"/></text:span><text:span text:style-name="T25">|_ </text:span><text:span text:style-name="T26">__main__.py</text:span></text:p>
            <text:p><text:span text:style-name="T26"/></text:p>
            <text:p><text:span text:style-name="T26"/></text:p>
            <text:p text:style-name="P1"><text:span text:style-name="T30">(</text:span><text:span text:style-name="T31">NOTE:</text:span><text:span text:style-name="T30"> To use or test your changes, you will need to run “./install.sh” again.)</text:span></text:p>
            <text:p><text:span text:style-name="T32"/></text:p>
          </draw:text-box>
        </draw:frame>
        <presentation:notes draw:style-name="dp2">
          <draw:page-thumbnail draw:style-name="gr7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0">
        <draw:custom-shape draw:style-name="gr21" draw:text-style-name="P1" draw:layer="layout" svg:width="26.924cm" svg:height="19.812cm" svg:x="0.508cm" svg:y="0.50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xml:id="id1" draw:id="id1" draw:layer="layout" svg:width="9.906cm" svg:height="3.302cm" svg:x="8.89cm" svg:y="0.762cm">
          <text:p text:style-name="P1"><text:span text:style-name="T33">./run_tests </text:span><text:span text:style-name="T34">[test numbers]</text:span></text:p>
          <text:p text:style-name="P1"><text:span text:style-name="T35"/></text:p>
          <text:p text:style-name="P13"><text:span text:style-name="T36">Unix shell scrips which control the execution of the tests for either the number(s) specified, or 'all' if no tests are specified.</text:span></text:p>
          <draw:enhanced-geometry svg:viewBox="0 0 21600 21600" draw:type="rectangle" draw:enhanced-path="M 0 0 L 21600 0 21600 21600 0 21600 0 0 Z N"/>
        </draw:custom-shape>
        <draw:custom-shape draw:style-name="gr22" draw:text-style-name="P19" xml:id="id2" draw:id="id2" draw:layer="layout" svg:width="13.97cm" svg:height="1.905cm" svg:x="6.858cm" svg:y="6.35cm">
          <text:p text:style-name="P1"><text:span text:style-name="T33">test_</text:span><text:span text:style-name="T34">[number]</text:span><text:span text:style-name="T33">.py</text:span></text:p>
          <text:p text:style-name="P1"><text:span text:style-name="T37"/></text:p>
          <text:p text:style-name="P1"><text:span text:style-name="T36">The Python code which performs the test actions.</text:span></text:p>
          <draw:enhanced-geometry svg:viewBox="0 0 21600 21600" draw:type="rectangle" draw:enhanced-path="M 0 0 L 21600 0 21600 21600 0 21600 0 0 Z N"/>
        </draw:custom-shape>
        <draw:custom-shape draw:style-name="gr22" draw:text-style-name="P19" xml:id="id3" draw:id="id3" draw:layer="layout" svg:width="13.97cm" svg:height="3.032cm" svg:x="6.858cm" svg:y="12.7cm">
          <text:p text:style-name="P1"><text:span text:style-name="T36">Handy functions for each particular app. These can be used by many different tests and make the “tests/*.py” scripts a lot simpler and quicker to write.</text:span></text:p>
          <draw:enhanced-geometry svg:viewBox="0 0 21600 21600" draw:type="rectangle" draw:enhanced-path="M 0 0 L 21600 0 21600 21600 0 21600 0 0 Z N"/>
        </draw:custom-shape>
        <draw:custom-shape draw:style-name="gr22" draw:text-style-name="P19" xml:id="id4" draw:id="id4" draw:layer="layout" svg:width="13.97cm" svg:height="1.508cm" svg:x="6.858cm" svg:y="16.78cm">
          <text:p text:style-name="P1"><text:span text:style-name="T36">Either not specific to an app, or something that could be used</text:span></text:p>
          <text:p text:style-name="P1"><text:span text:style-name="T36">by several apps.</text:span></text:p>
          <draw:enhanced-geometry svg:viewBox="0 0 21600 21600" draw:type="rectangle" draw:enhanced-path="M 0 0 L 21600 0 21600 21600 0 21600 0 0 Z N"/>
        </draw:custom-shape>
        <draw:frame draw:style-name="gr23" draw:text-style-name="P20" draw:layer="layout" svg:width="2.845cm" svg:height="0.962cm" svg:x="4.572cm" svg:y="6.912cm">
          <draw:text-box>
            <text:p><text:span text:style-name="T38">tests/</text:span></text:p>
          </draw:text-box>
        </draw:frame>
        <draw:frame draw:style-name="gr24" draw:text-style-name="P20" xml:id="id6" draw:id="id6" draw:layer="layout" svg:width="6.35cm" svg:height="0.962cm" svg:x="4.572cm" svg:y="11.738cm">
          <draw:text-box>
            <text:p><text:span text:style-name="T38">apps/</text:span></text:p>
          </draw:text-box>
        </draw:frame>
        <draw:frame draw:style-name="gr25" draw:text-style-name="P20" xml:id="id5" draw:id="id5" draw:layer="layout" svg:width="3.046cm" svg:height="0.962cm" svg:x="4.572cm" svg:y="16.494cm">
          <draw:text-box>
            <text:p><text:span text:style-name="T38">utils/</text:span></text:p>
          </draw:text-box>
        </draw:frame>
        <draw:frame draw:style-name="gr13" draw:text-style-name="P21" draw:layer="layout" svg:width="5.54cm" svg:height="0.962cm" svg:x="0.751cm" svg:y="0.816cm">
          <draw:text-box>
            <text:p><text:span text:style-name="T38">owd_test_cases/</text:span></text:p>
          </draw:text-box>
        </draw:frame>
        <draw:connector draw:style-name="gr26" draw:text-style-name="P1" draw:layer="layout" draw:type="curve" svg:x1="13.843cm" svg:y1="4.064cm" svg:x2="13.843cm" svg:y2="6.35cm" draw:start-shape="id1" draw:end-shape="id2" draw:end-glue-point="0" svg:d="m13843 4064v2286" svg:viewBox="0 0 1 2287">
          <text:p/>
        </draw:connector>
        <draw:connector draw:style-name="gr26" draw:text-style-name="P1" draw:layer="layout" draw:type="line" svg:x1="13.843cm" svg:y1="15.732cm" svg:x2="13.843cm" svg:y2="16.78cm" draw:start-shape="id3" draw:start-glue-point="2" draw:end-shape="id4" draw:end-glue-point="0" svg:d="m13843 15732v1048" svg:viewBox="0 0 1 1049">
          <text:p/>
        </draw:connector>
        <draw:frame draw:style-name="gr13" draw:text-style-name="P21" draw:layer="layout" svg:width="7.343cm" svg:height="0.962cm" svg:x="0.751cm" svg:y="9.706cm">
          <draw:text-box>
            <text:p><text:span text:style-name="T38">OWD_TEST_TOOLKIT/</text:span></text:p>
          </draw:text-box>
        </draw:frame>
        <draw:connector draw:style-name="gr27" draw:text-style-name="P1" draw:layer="layout" svg:x1="1.656cm" svg:y1="1.727cm" svg:x2="4.389cm" svg:y2="7.453cm" svg:d="m1656 1727v5726h2733" svg:viewBox="0 0 2734 5727">
          <text:p/>
        </draw:connector>
        <draw:connector draw:style-name="gr27" draw:text-style-name="P1" draw:layer="layout" draw:line-skew="-1.147cm" svg:x1="1.778cm" svg:y1="10.53cm" svg:x2="4.572cm" svg:y2="16.975cm" draw:end-shape="id5" draw:end-glue-point="3" svg:d="m1778 10530v0 6445h2794" svg:viewBox="0 0 2795 6446">
          <text:p/>
        </draw:connector>
        <draw:connector draw:style-name="gr27" draw:text-style-name="P1" draw:layer="layout" draw:line-skew="-1.122cm" svg:x1="1.727cm" svg:y1="10.48cm" svg:x2="4.572cm" svg:y2="12.219cm" draw:end-shape="id6" draw:end-glue-point="3" svg:d="m1727 10480h51v1739h2794" svg:viewBox="0 0 2846 1740">
          <text:p/>
        </draw:connector>
        <draw:connector draw:style-name="gr28" draw:text-style-name="P1" draw:layer="layout" draw:type="curve" draw:line-skew="1.79cm" svg:x1="20.828cm" svg:y1="7.302cm" svg:x2="20.828cm" svg:y2="14.216cm" draw:start-shape="id2" draw:start-glue-point="1" draw:end-shape="id3" draw:end-glue-point="1" svg:d="m20828 7302c3435 0 3435 6914 0 6914" svg:viewBox="0 0 2577 6915">
          <text:p/>
        </draw:connector>
        <draw:connector draw:style-name="gr28" draw:text-style-name="P1" draw:layer="layout" draw:type="curve" draw:line-skew="4.076cm" svg:x1="20.828cm" svg:y1="7.302cm" svg:x2="20.828cm" svg:y2="17.534cm" draw:start-shape="id2" draw:start-glue-point="1" draw:end-shape="id4" svg:d="m20828 7302c6864 0 6864 10232 0 10232" svg:viewBox="0 0 5149 10233">
          <text:p/>
        </draw:connector>
        <presentation:notes draw:style-name="dp2">
          <draw:page-thumbnail draw:style-name="gr7" draw:layer="layout" svg:width="13.557cm" svg:height="10.476cm" svg:x="4.016cm" svg:y="2.123cm" draw:page-number="1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>
        <draw:custom-shape draw:style-name="gr15" draw:text-style-name="P14" draw:layer="layout" svg:width="11.606cm" svg:height="3.301cm" svg:x="1.27cm" svg:y="3.303cm">
          <text:p text:style-name="P13"><text:span text:style-name="T17">#</text:span></text:p>
          <text:p text:style-name="P13"><text:span text:style-name="T17"># Imports which are standard for all test cases.</text:span></text:p>
          <text:p text:style-name="P13"><text:span text:style-name="T17">#</text:span></text:p>
          <text:p text:style-name="P13"><text:span text:style-name="T17">import sys</text:span></text:p>
          <text:p text:style-name="P13"><text:span text:style-name="T17">sys.path.insert(1, "./")</text:span></text:p>
          <text:p text:style-name="P13"><text:span text:style-name="T17">from gaiatest <text:s text:c="2"/>import GaiaTestCase</text:span></text:p>
          <text:p text:style-name="P13"><text:span text:style-name="T17">from OWDTestToolkit import *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11.606cm" svg:height="1.778cm" svg:x="1.311cm" svg:y="6.858cm">
          <text:p text:style-name="P13"><text:span text:style-name="T17">#</text:span></text:p>
          <text:p text:style-name="P13"><text:span text:style-name="T17"># Imports particular to this test case.</text:span></text:p>
          <text:p text:style-name="P13"><text:span text:style-name="T17">#</text:span></text:p>
          <text:p text:style-name="P13"><text:span text:style-name="T17">from apps.app_contacts import *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11.606cm" svg:height="1.521cm" svg:x="1.27cm" svg:y="8.89cm">
          <text:p text:style-name="P13"><text:span text:style-name="T17">class test_99(GaiaTestCase):</text:span></text:p>
          <text:p text:style-name="P13"><text:span text:style-name="T17"><text:s text:c="4"/></text:span><text:span text:style-name="T17">_Description = "Create a contact."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11.606cm" svg:height="4.572cm" svg:x="1.27cm" svg:y="10.668cm">
          <text:p text:style-name="P13"><text:span text:style-name="T17"><text:s text:c="4"/></text:span><text:span text:style-name="T17">def setUp(self):</text:span></text:p>
          <text:p text:style-name="P13"><text:span text:style-name="T17"><text:s text:c="12"/></text:span></text:p>
          <text:p text:style-name="P13"><text:span text:style-name="T17"><text:s text:c="8"/></text:span><text:span text:style-name="T17">#</text:span></text:p>
          <text:p text:style-name="P13"><text:span text:style-name="T17"><text:s text:c="8"/></text:span><text:span text:style-name="T17"># Set up child objects...</text:span></text:p>
          <text:p text:style-name="P13"><text:span text:style-name="T17"><text:s text:c="8"/></text:span><text:span text:style-name="T17">#</text:span></text:p>
          <text:p text:style-name="P13"><text:span text:style-name="T17"><text:s text:c="8"/></text:span><text:span text:style-name="T17"># Standard.</text:span></text:p>
          <text:p text:style-name="P13"><text:span text:style-name="T17"><text:s text:c="8"/></text:span><text:span text:style-name="T17">GaiaTestCase.setUp(self)</text:span></text:p>
          <text:p text:style-name="P13"><text:span text:style-name="T17"><text:s text:c="8"/></text:span><text:span text:style-name="T17">self.UTILS <text:s text:c="5"/>= UTILS(self)</text:span></text:p>
          <text:p text:style-name="P13"><text:span text:style-name="T17"><text:s text:c="8"/></text:span></text:p>
          <text:p text:style-name="P13"><text:span text:style-name="T17"><text:s text:c="8"/></text:span><text:span text:style-name="T17"># Specific for this test.</text:span></text:p>
          <text:p text:style-name="P13"><text:span text:style-name="T17"><text:s text:c="8"/></text:span><text:span text:style-name="T17">self.contacts <text:s text:c="2"/>= Contacts(self)</text:span></text:p>
          <text:p text:style-name="P13"><text:span text:style-name="T17"><text:s text:c="8"/>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11.606cm" svg:height="1.264cm" svg:x="1.27cm" svg:y="15.494cm">
          <text:p text:style-name="P13"><text:span text:style-name="T17"><text:s text:c="4"/></text:span><text:span text:style-name="T17">def tearDown(self):</text:span></text:p>
          <text:p text:style-name="P13"><text:span text:style-name="T17"><text:s text:c="8"/></text:span><text:span text:style-name="T17">self.UTILS.reportResults()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11.606cm" svg:height="3.505cm" svg:x="1.27cm" svg:y="17.018cm">
          <text:p text:style-name="P13"><text:span text:style-name="T17"><text:s text:c="4"/></text:span><text:span text:style-name="T17">def test_run(self):</text:span></text:p>
          <text:p text:style-name="P13"><text:span text:style-name="T17"><text:s text:c="8"/></text:span><text:span text:style-name="T17">#</text:span></text:p>
          <text:p text:style-name="P13"><text:span text:style-name="T17"><text:s text:c="8"/></text:span><text:span text:style-name="T17"># Launch contacts app.</text:span></text:p>
          <text:p text:style-name="P13"><text:span text:style-name="T17"><text:s text:c="8"/></text:span><text:span text:style-name="T17">#</text:span></text:p>
          <text:p text:style-name="P13"><text:span text:style-name="T17"><text:s text:c="8"/></text:span><text:span text:style-name="T17">self.contacts.launch()</text:span></text:p>
          <text:p text:style-name="P13"><text:span text:style-name="T17"><text:s text:c="8"/></text:span></text:p>
          <text:p text:style-name="P13"><text:span text:style-name="T17"><text:s text:c="8"/></text:span><text:span text:style-name="T17">#</text:span></text:p>
          <text:p text:style-name="P13"><text:span text:style-name="T17"><text:s text:c="8"/></text:span><text:span text:style-name="T17"># Do the tests ...</text:span></text:p>
          <text:p text:style-name="P13"><text:span text:style-name="T17"><text:s text:c="8"/></text:span><text:span text:style-name="T17">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5" draw:layer="layout" svg:width="12.413cm" svg:height="0.762cm" svg:x="0.465cm" svg:y="2.286cm">
          <text:p text:style-name="P1"><text:span text:style-name="T18">Code sections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14.175cm" svg:height="3.301cm" svg:x="13.208cm" svg:y="3.303cm">
          <text:p text:style-name="P13"><text:span text:style-name="T19">Standard external files required for all tests – just leave this section as it is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6" draw:layer="layout" svg:width="14.175cm" svg:height="1.778cm" svg:x="13.208cm" svg:y="6.858cm">
          <text:p text:style-name="P13"><text:span text:style-name="T19">External files required for this specific test case (I've used </text:span><text:span text:style-name="T39">app_contacts</text:span><text:span text:style-name="T19"> here as an example, which contains the logic for 'doing things' in the Contacts application)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6" draw:layer="layout" svg:width="14.175cm" svg:height="1.521cm" svg:x="13.208cm" svg:y="8.89cm">
          <text:p text:style-name="P13"><text:span text:style-name="T19">Leave this as it is here, just change the number and description to match your test case.(The “_Description” variable is vital because it's used by the controlling Unix shell script.)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14.175cm" svg:height="4.572cm" svg:x="13.208cm" svg:y="10.668cm">
          <text:p text:style-name="P13"><text:span text:style-name="T19">Linking the objects together, such as “contacts” app class (which contains methods relating to that app) and initializing Gaiatest.</text:span></text:p>
          <text:p text:style-name="P13"><text:span text:style-name="T19"/></text:p>
          <text:p text:style-name="P13"><text:span text:style-name="T19">The only part you should need to change is the “Specific for this test.” section. This just gives you a simple object to use instead of having to type “Contacts(self)” all the time. You need one of these for the class names in the files you included in section 2.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14.175cm" svg:height="1.264cm" svg:x="13.208cm" svg:y="15.494cm">
          <text:p text:style-name="P13"><text:span text:style-name="T19">Standard method that produces the overall test report – just leave this as it is here.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14.175cm" svg:height="3.505cm" svg:x="13.208cm" svg:y="17.018cm">
          <text:p text:style-name="P13"><text:span text:style-name="T19">This is where the magic happens! First you launch your application (usually), then start adding tests. Remember: functionality that accesses parts of the application should be in the OWDTestToolkit/</text:span><text:span text:style-name="T40"> scripts. Code here should really just be focused on tests for this test case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5" draw:layer="layout" svg:width="14.175cm" svg:height="0.762cm" svg:x="13.208cm" svg:y="2.286cm">
          <text:p text:style-name="P1"><text:span text:style-name="T18">Description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0.506cm" svg:height="3.301cm" svg:x="0.508cm" svg:y="3.303cm">
          <text:p text:style-name="P1"><text:span text:style-name="T20">1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0.506cm" svg:height="1.778cm" svg:x="0.51cm" svg:y="6.858cm">
          <text:p text:style-name="P1"><text:span text:style-name="T20">2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0.506cm" svg:height="1.521cm" svg:x="0.508cm" svg:y="8.89cm">
          <text:p text:style-name="P1"><text:span text:style-name="T20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0.506cm" svg:height="4.572cm" svg:x="0.508cm" svg:y="10.668cm">
          <text:p text:style-name="P1"><text:span text:style-name="T20">4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0.506cm" svg:height="1.264cm" svg:x="0.508cm" svg:y="15.494cm">
          <text:p text:style-name="P1"><text:span text:style-name="T20">5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0.506cm" svg:height="3.505cm" svg:x="0.508cm" svg:y="17.018cm">
          <text:p text:style-name="P1"><text:span text:style-name="T20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8" draw:layer="layout" svg:width="13.583cm" svg:height="1.119cm" svg:x="7.499cm" svg:y="0.816cm">
          <draw:text-box>
            <text:p><text:span text:style-name="T23">A test case script (owd_test_cases)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.102cm" svg:stroke-color="#000000" draw:marker-start-width="0.356cm" draw:marker-end-width="0.356cm" draw:fill="none" draw:fill-gradient-name="Gradient_20_7" draw:fill-hatch-name="Hatching_20_1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20T16:05:02</meta:creation-date>
    <dc:date>2013-06-07T18:52:47</dc:date>
    <meta:editing-duration>PT9H19M22S</meta:editing-duration>
    <meta:editing-cycles>157</meta:editing-cycles>
    <meta:generator>LibreOffice/3.5$Linux_x86 LibreOffice_project/350m1$Build-2</meta:generator>
    <meta:document-statistic meta:object-count="337"/>
  </office:meta>
</office:document-meta>
</file>